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BM Plex Mono Medium1" svg:font-family="'IBM Plex Mono Medium'" style:font-pitch="fixed"/>
    <style:font-face style:name="IBM Plex Mono Medium" svg:font-family="'IBM Plex Mono Medium'" style:font-adornments="Medium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803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6071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.5in" fo:margin-right="0in" fo:text-indent="0in" style:auto-text-indent="false">
        <style:tab-stops>
          <style:tab-stop style:position="1.4984in"/>
        </style:tab-stops>
      </style:paragraph-properties>
      <style:text-properties officeooo:paragraph-rsid="00b38f68"/>
    </style:style>
    <style:style style:name="P5" style:family="paragraph" style:parent-style-name="Standard">
      <style:paragraph-properties fo:margin-left="0.5in" fo:margin-right="0in" fo:margin-top="0in" fo:margin-bottom="0.1in" loext:contextual-spacing="false" fo:text-indent="0in" style:auto-text-indent="false"/>
      <style:text-properties officeooo:paragraph-rsid="00b38f68"/>
    </style:style>
    <style:style style:name="P6" style:family="paragraph" style:parent-style-name="Standard">
      <loext:graphic-properties draw:fill="none"/>
      <style:paragraph-properties fo:margin-left="0.5in" fo:margin-right="0in" fo:margin-top="0in" fo:margin-bottom="0.05in" loext:contextual-spacing="false" fo:text-indent="0in" style:auto-text-indent="false" fo:background-color="transparent"/>
      <style:text-properties officeooo:rsid="00b80b92" officeooo:paragraph-rsid="00b8f0b0"/>
    </style:style>
    <style:style style:name="P7" style:family="paragraph" style:parent-style-name="Standard">
      <loext:graphic-properties draw:fill="none"/>
      <style:paragraph-properties fo:margin-left="0.5in" fo:margin-right="0in" fo:margin-top="0in" fo:margin-bottom="0.05in" loext:contextual-spacing="false" fo:text-indent="0in" style:auto-text-indent="false" fo:background-color="transparent"/>
      <style:text-properties officeooo:rsid="00b80b92" officeooo:paragraph-rsid="00bc1613"/>
    </style:style>
    <style:style style:name="P8" style:family="paragraph" style:parent-style-name="Standard" style:master-page-name="">
      <loext:graphic-properties draw:fill="none"/>
      <style:paragraph-properties fo:margin-left="0.5in" fo:margin-right="0in" fo:margin-top="0in" fo:margin-bottom="0.05in" loext:contextual-spacing="false" fo:text-indent="0in" style:auto-text-indent="false" style:page-number="auto" fo:background-color="transparent">
        <style:tab-stops>
          <style:tab-stop style:position="0.4965in"/>
          <style:tab-stop style:position="1.0098in"/>
        </style:tab-stops>
      </style:paragraph-properties>
      <style:text-properties officeooo:rsid="00b80b92" officeooo:paragraph-rsid="00b8f0b0"/>
    </style:style>
    <style:style style:name="P9" style:family="paragraph" style:parent-style-name="Text_20_body" style:master-page-name="">
      <loext:graphic-properties draw:fill="none"/>
      <style:paragraph-properties fo:margin-left="0.5in" fo:margin-right="0in" fo:margin-top="0in" fo:margin-bottom="0.0201in" loext:contextual-spacing="false" fo:line-height="115%" fo:text-indent="0in" style:auto-text-indent="false" style:page-number="auto" fo:background-color="transparent"/>
      <style:text-properties officeooo:rsid="00a19275" officeooo:paragraph-rsid="00a19275"/>
    </style:style>
    <style:style style:name="P10" style:family="paragraph" style:parent-style-name="Text_20_body">
      <loext:graphic-properties draw:fill="none"/>
      <style:paragraph-properties fo:margin-left="0.5in" fo:margin-right="0in" fo:margin-top="0in" fo:margin-bottom="0.0201in" loext:contextual-spacing="false" fo:line-height="115%" fo:text-indent="0in" style:auto-text-indent="false" fo:background-color="transparent"/>
      <style:text-properties officeooo:rsid="00a19275" officeooo:paragraph-rsid="00a19275"/>
    </style:style>
    <style:style style:name="P11" style:family="paragraph" style:parent-style-name="Text_20_body">
      <loext:graphic-properties draw:fill="none"/>
      <style:paragraph-properties fo:margin-left="0.5in" fo:margin-right="0in" fo:margin-top="0in" fo:margin-bottom="0.0201in" loext:contextual-spacing="false" fo:line-height="115%" fo:text-indent="0in" style:auto-text-indent="false" fo:background-color="transparent"/>
      <style:text-properties officeooo:rsid="00a19275" officeooo:paragraph-rsid="00a261d9"/>
    </style:style>
    <style:style style:name="P12" style:family="paragraph" style:parent-style-name="Text_20_body" style:master-page-name="">
      <loext:graphic-properties draw:fill="none"/>
      <style:paragraph-properties fo:margin-left="0.5in" fo:margin-right="0in" fo:margin-top="0in" fo:margin-bottom="0in" loext:contextual-spacing="false" fo:line-height="115%" fo:text-indent="0in" style:auto-text-indent="false" style:page-number="auto" fo:background-color="transparent"/>
      <style:text-properties officeooo:paragraph-rsid="00a6f8fa"/>
    </style:style>
    <style:style style:name="P13" style:family="paragraph" style:parent-style-name="Text_20_body">
      <loext:graphic-properties draw:fill="none"/>
      <style:paragraph-properties fo:margin-left="0.5in" fo:margin-right="0in" fo:margin-top="0in" fo:margin-bottom="0in" loext:contextual-spacing="false" fo:line-height="115%" fo:text-indent="0in" style:auto-text-indent="false" fo:background-color="transparent"/>
      <style:text-properties officeooo:paragraph-rsid="00a6f8fa"/>
    </style:style>
    <style:style style:name="P14" style:family="paragraph" style:parent-style-name="Text_20_body">
      <loext:graphic-properties draw:fill="none"/>
      <style:paragraph-properties fo:margin-left="0.5in" fo:margin-right="0in" fo:margin-top="0in" fo:margin-bottom="0in" loext:contextual-spacing="false" fo:line-height="115%" fo:text-indent="0in" style:auto-text-indent="false" fo:background-color="transparent"/>
      <style:text-properties officeooo:paragraph-rsid="00ad3ec4"/>
    </style:style>
    <style:style style:name="P15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officeooo:rsid="0001854c" officeooo:paragraph-rsid="00114cc5"/>
    </style:style>
    <style:style style:name="P16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officeooo:rsid="0001854c" officeooo:paragraph-rsid="00abb54b"/>
    </style:style>
    <style:style style:name="P17" style:family="paragraph" style:parent-style-name="Text_20_body">
      <loext:graphic-properties draw:fill="none"/>
      <style:paragraph-properties fo:margin-left="0.5in" fo:margin-right="0in" fo:margin-top="0in" fo:margin-bottom="0in" loext:contextual-spacing="false" fo:line-height="115%" fo:text-indent="0in" style:auto-text-indent="false" fo:background-color="transparent"/>
      <style:text-properties officeooo:rsid="0001854c" officeooo:paragraph-rsid="00adca3f"/>
    </style:style>
    <style:style style:name="P18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officeooo:rsid="0001854c" officeooo:paragraph-rsid="00af45dc"/>
    </style:style>
    <style:style style:name="P19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officeooo:rsid="0001854c" officeooo:paragraph-rsid="00afdcc2"/>
    </style:style>
    <style:style style:name="P20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officeooo:rsid="0001854c" officeooo:paragraph-rsid="00b0f681"/>
    </style:style>
    <style:style style:name="P21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officeooo:paragraph-rsid="00b0f681"/>
    </style:style>
    <style:style style:name="P22" style:family="paragraph" style:parent-style-name="Standard">
      <style:paragraph-properties fo:margin-top="0in" fo:margin-bottom="0.1in" loext:contextual-spacing="false"/>
    </style:style>
    <style:style style:name="P23" style:family="paragraph" style:parent-style-name="Standard">
      <style:paragraph-properties fo:margin-top="0in" fo:margin-bottom="0.1in" loext:contextual-spacing="false"/>
      <style:text-properties officeooo:rsid="00b80b92" officeooo:paragraph-rsid="00b80b92"/>
    </style:style>
    <style:style style:name="P24" style:family="paragraph" style:parent-style-name="Standard">
      <loext:graphic-properties draw:fill="none"/>
      <style:paragraph-properties fo:margin-left="1in" fo:margin-right="0in" fo:margin-top="0in" fo:margin-bottom="0.05in" loext:contextual-spacing="false" fo:text-indent="-0.5in" style:auto-text-indent="false" fo:background-color="transparent"/>
      <style:text-properties officeooo:rsid="00b80b92" officeooo:paragraph-rsid="00bc1613"/>
    </style:style>
    <style:style style:name="P25" style:family="paragraph" style:parent-style-name="Standard" style:master-page-name="">
      <loext:graphic-properties draw:fill="none"/>
      <style:paragraph-properties fo:margin-left="1in" fo:margin-right="0in" fo:margin-top="0in" fo:margin-bottom="0.05in" loext:contextual-spacing="false" fo:text-indent="-0.5in" style:auto-text-indent="false" style:page-number="auto" fo:background-color="transparent"/>
      <style:text-properties officeooo:paragraph-rsid="00bc1613"/>
    </style:style>
    <style:style style:name="P26" style:family="paragraph" style:parent-style-name="Standard">
      <loext:graphic-properties draw:fill="none"/>
      <style:paragraph-properties fo:margin-left="0.4925in" fo:margin-right="0in" fo:margin-top="0in" fo:margin-bottom="0.1in" loext:contextual-spacing="false" fo:text-indent="-0.5in" style:auto-text-indent="false" fo:background-color="transparent"/>
      <style:text-properties officeooo:paragraph-rsid="00bc7a18"/>
    </style:style>
    <style:style style:name="P27" style:family="paragraph" style:parent-style-name="Standard" style:master-page-name="">
      <loext:graphic-properties draw:fill="none"/>
      <style:paragraph-properties fo:margin-left="0.4925in" fo:margin-right="0in" fo:margin-top="0in" fo:margin-bottom="0.1in" loext:contextual-spacing="false" fo:text-indent="-0.5in" style:auto-text-indent="false" style:page-number="auto" fo:background-color="transparent"/>
      <style:text-properties officeooo:paragraph-rsid="00c0c688"/>
    </style:style>
    <style:style style:name="P28" style:family="paragraph" style:parent-style-name="Standard" style:master-page-name="">
      <loext:graphic-properties draw:fill="none"/>
      <style:paragraph-properties fo:margin-left="1.5in" fo:margin-right="0in" fo:margin-top="0in" fo:margin-bottom="0.05in" loext:contextual-spacing="false" fo:text-indent="-1in" style:auto-text-indent="false" style:page-number="auto" fo:background-color="transparent"/>
      <style:text-properties officeooo:rsid="00b80b92" officeooo:paragraph-rsid="00bc1613"/>
    </style:style>
    <style:style style:name="P29" style:family="paragraph" style:parent-style-name="Standard" style:master-page-name="">
      <loext:graphic-properties draw:fill="none"/>
      <style:paragraph-properties fo:margin-left="1.5in" fo:margin-right="0in" fo:margin-top="0in" fo:margin-bottom="0.05in" loext:contextual-spacing="false" fo:text-indent="-1in" style:auto-text-indent="false" style:page-number="auto" fo:background-color="transparent"/>
      <style:text-properties officeooo:paragraph-rsid="00bc1613"/>
    </style:style>
    <style:style style:name="P30" style:family="paragraph" style:parent-style-name="Standard" style:master-page-name="">
      <loext:graphic-properties draw:fill="none"/>
      <style:paragraph-properties fo:margin-left="1.5in" fo:margin-right="0in" fo:margin-top="0in" fo:margin-bottom="0.1in" loext:contextual-spacing="false" fo:text-indent="-1in" style:auto-text-indent="false" style:page-number="auto" fo:background-color="transparent"/>
      <style:text-properties officeooo:paragraph-rsid="00cb2e3c"/>
    </style:style>
    <style:style style:name="P31" style:family="paragraph" style:parent-style-name="Standard" style:master-page-name="">
      <loext:graphic-properties draw:fill="none"/>
      <style:paragraph-properties fo:margin-left="2in" fo:margin-right="0in" fo:margin-top="0in" fo:margin-bottom="0.1in" loext:contextual-spacing="false" fo:text-indent="-1.5in" style:auto-text-indent="false" style:page-number="auto" fo:background-color="transparent"/>
      <style:text-properties officeooo:paragraph-rsid="00bc7a18"/>
    </style:style>
    <style:style style:name="P32" style:family="paragraph" style:parent-style-name="Standard" style:master-page-name="">
      <loext:graphic-properties draw:fill="none"/>
      <style:paragraph-properties fo:margin-left="2in" fo:margin-right="0in" fo:margin-top="0in" fo:margin-bottom="0.1in" loext:contextual-spacing="false" fo:text-indent="-1.5in" style:auto-text-indent="false" style:page-number="auto" fo:background-color="transparent"/>
      <style:text-properties officeooo:paragraph-rsid="00c0c688"/>
    </style:style>
    <style:style style:name="P33" style:family="paragraph" style:parent-style-name="Standard">
      <loext:graphic-properties draw:fill="none"/>
      <style:paragraph-properties fo:margin-left="2in" fo:margin-right="0in" fo:margin-top="0in" fo:margin-bottom="0.1in" loext:contextual-spacing="false" fo:text-indent="-1.5in" style:auto-text-indent="false" fo:background-color="transparent"/>
      <style:text-properties officeooo:paragraph-rsid="00c1eb86"/>
    </style:style>
    <style:style style:name="P34" style:family="paragraph" style:parent-style-name="Standard" style:master-page-name="">
      <loext:graphic-properties draw:fill="none"/>
      <style:paragraph-properties fo:margin-left="1.9693in" fo:margin-right="0in" fo:margin-top="0in" fo:margin-bottom="0.1in" loext:contextual-spacing="false" fo:text-indent="-1.5in" style:auto-text-indent="false" style:page-number="auto" fo:background-color="transparent"/>
      <style:text-properties officeooo:paragraph-rsid="00bd0cbe"/>
    </style:style>
    <style:style style:name="P35" style:family="paragraph" style:parent-style-name="Standard">
      <loext:graphic-properties draw:fill="none"/>
      <style:paragraph-properties fo:margin-left="1.9693in" fo:margin-right="0in" fo:margin-top="0in" fo:margin-bottom="0.1in" loext:contextual-spacing="false" fo:text-indent="-1.5in" style:auto-text-indent="false" fo:background-color="transparent"/>
      <style:text-properties officeooo:paragraph-rsid="00c70ba3"/>
    </style:style>
    <style:style style:name="P36" style:family="paragraph" style:parent-style-name="Standard">
      <loext:graphic-properties draw:fill="none"/>
      <style:paragraph-properties fo:margin-left="2.1799in" fo:margin-right="0in" fo:margin-top="0in" fo:margin-bottom="0.0602in" loext:contextual-spacing="false" fo:text-indent="-0.25in" style:auto-text-indent="false" fo:background-color="transparent"/>
      <style:text-properties officeooo:paragraph-rsid="00c99b26"/>
    </style:style>
    <style:style style:name="P37" style:family="paragraph" style:parent-style-name="Text_20_body">
      <style:text-properties officeooo:rsid="00008c0e" officeooo:paragraph-rsid="00008c0e"/>
    </style:style>
    <style:style style:name="P38" style:family="paragraph" style:parent-style-name="Text_20_body">
      <style:text-properties officeooo:rsid="0001854c" officeooo:paragraph-rsid="0001854c"/>
    </style:style>
    <style:style style:name="P39" style:family="paragraph" style:parent-style-name="Text_20_body">
      <style:text-properties officeooo:rsid="0003c6dd" officeooo:paragraph-rsid="0003c6dd"/>
    </style:style>
    <style:style style:name="P40" style:family="paragraph" style:parent-style-name="Text_20_body">
      <style:text-properties officeooo:rsid="0005b165" officeooo:paragraph-rsid="0005b165"/>
    </style:style>
    <style:style style:name="P41" style:family="paragraph" style:parent-style-name="Text_20_body">
      <style:text-properties officeooo:rsid="000d469e" officeooo:paragraph-rsid="000d469e"/>
    </style:style>
    <style:style style:name="P42" style:family="paragraph" style:parent-style-name="Text_20_body">
      <style:text-properties officeooo:paragraph-rsid="000f9c5e"/>
    </style:style>
    <style:style style:name="P43" style:family="paragraph" style:parent-style-name="Text_20_body">
      <style:text-properties officeooo:rsid="0010a81b" officeooo:paragraph-rsid="0010a81b"/>
    </style:style>
    <style:style style:name="P44" style:family="paragraph" style:parent-style-name="Text_20_body">
      <style:text-properties officeooo:rsid="0010a81b" officeooo:paragraph-rsid="001294c6"/>
    </style:style>
    <style:style style:name="P45" style:family="paragraph" style:parent-style-name="Text_20_body">
      <style:text-properties officeooo:rsid="001294c6" officeooo:paragraph-rsid="001305c7"/>
    </style:style>
    <style:style style:name="P46" style:family="paragraph" style:parent-style-name="Text_20_body">
      <style:text-properties officeooo:rsid="0013378c" officeooo:paragraph-rsid="009a98e3"/>
    </style:style>
    <style:style style:name="P47" style:family="paragraph" style:parent-style-name="Text_20_body">
      <style:text-properties officeooo:rsid="0017c33c" officeooo:paragraph-rsid="00ac36b8"/>
    </style:style>
    <style:style style:name="P48" style:family="paragraph" style:parent-style-name="Text_20_body">
      <style:text-properties officeooo:rsid="0017c33c" officeooo:paragraph-rsid="0031ede7"/>
    </style:style>
    <style:style style:name="P49" style:family="paragraph" style:parent-style-name="Text_20_body">
      <style:text-properties officeooo:rsid="002f856e" officeooo:paragraph-rsid="00d3fdf3"/>
    </style:style>
    <style:style style:name="P50" style:family="paragraph" style:parent-style-name="Text_20_body">
      <style:text-properties officeooo:paragraph-rsid="0031ede7"/>
    </style:style>
    <style:style style:name="P51" style:family="paragraph" style:parent-style-name="Text_20_body">
      <style:text-properties officeooo:rsid="0031ede7" officeooo:paragraph-rsid="00347290"/>
    </style:style>
    <style:style style:name="P52" style:family="paragraph" style:parent-style-name="Text_20_body">
      <style:text-properties officeooo:paragraph-rsid="00a0b493"/>
    </style:style>
    <style:style style:name="P53" style:family="paragraph" style:parent-style-name="Text_20_body">
      <style:text-properties officeooo:paragraph-rsid="00a19275"/>
    </style:style>
    <style:style style:name="P54" style:family="paragraph" style:parent-style-name="Text_20_body">
      <style:text-properties officeooo:rsid="00a3a621" officeooo:paragraph-rsid="00a3a621"/>
    </style:style>
    <style:style style:name="P55" style:family="paragraph" style:parent-style-name="Text_20_body">
      <style:text-properties officeooo:paragraph-rsid="00a5190a"/>
    </style:style>
    <style:style style:name="P56" style:family="paragraph" style:parent-style-name="Text_20_body">
      <style:text-properties officeooo:paragraph-rsid="00a6f8fa"/>
    </style:style>
    <style:style style:name="P57" style:family="paragraph" style:parent-style-name="Text_20_body">
      <style:text-properties officeooo:rsid="00abb54b" officeooo:paragraph-rsid="00abb54b"/>
    </style:style>
    <style:style style:name="P58" style:family="paragraph" style:parent-style-name="Text_20_body">
      <style:text-properties officeooo:rsid="00ad3ec4" officeooo:paragraph-rsid="00ad3ec4"/>
    </style:style>
    <style:style style:name="P59" style:family="paragraph" style:parent-style-name="Text_20_body">
      <style:text-properties officeooo:rsid="00adca3f" officeooo:paragraph-rsid="00adca3f"/>
    </style:style>
    <style:style style:name="P60" style:family="paragraph" style:parent-style-name="Text_20_body">
      <style:text-properties officeooo:rsid="00b0f681" officeooo:paragraph-rsid="00b0f681"/>
    </style:style>
    <style:style style:name="P61" style:family="paragraph" style:parent-style-name="Text_20_body">
      <style:text-properties officeooo:paragraph-rsid="00b2766b"/>
    </style:style>
    <style:style style:name="P62" style:family="paragraph" style:parent-style-name="Text_20_body">
      <style:text-properties officeooo:paragraph-rsid="00b38f68"/>
    </style:style>
    <style:style style:name="P63" style:family="paragraph" style:parent-style-name="Text_20_body">
      <style:text-properties officeooo:rsid="00c02e26" officeooo:paragraph-rsid="00cb2e3c"/>
    </style:style>
    <style:style style:name="P64" style:family="paragraph" style:parent-style-name="Text_20_body">
      <style:text-properties officeooo:paragraph-rsid="00c0c688"/>
    </style:style>
    <style:style style:name="P65" style:family="paragraph" style:parent-style-name="Text_20_body">
      <style:text-properties officeooo:paragraph-rsid="00d3fdf3"/>
    </style:style>
    <style:style style:name="P66" style:family="paragraph" style:parent-style-name="Text_20_body">
      <style:text-properties officeooo:rsid="00347290" officeooo:paragraph-rsid="00347290"/>
    </style:style>
    <style:style style:name="P67" style:family="paragraph" style:parent-style-name="Text_20_body">
      <style:text-properties officeooo:rsid="00168d2c" officeooo:paragraph-rsid="00a0b493"/>
    </style:style>
    <style:style style:name="P68" style:family="paragraph" style:parent-style-name="Text_20_body">
      <style:text-properties officeooo:rsid="009b502c" officeooo:paragraph-rsid="00a0b493"/>
    </style:style>
    <style:style style:name="P69" style:family="paragraph" style:parent-style-name="Text_20_body">
      <style:paragraph-properties fo:margin-left="0.4925in" fo:margin-right="0in" fo:text-indent="0in" style:auto-text-indent="false"/>
      <style:text-properties officeooo:paragraph-rsid="000b6f7a"/>
    </style:style>
    <style:style style:name="P70" style:family="paragraph" style:parent-style-name="Text_20_body">
      <style:paragraph-properties fo:margin-left="0.4925in" fo:margin-right="0in" fo:text-indent="0in" style:auto-text-indent="false"/>
      <style:text-properties officeooo:rsid="000d469e" officeooo:paragraph-rsid="000da8cc"/>
    </style:style>
    <style:style style:name="P71" style:family="paragraph" style:parent-style-name="Text_20_body">
      <style:paragraph-properties fo:margin-left="0.4925in" fo:margin-right="0in" fo:text-indent="0in" style:auto-text-indent="false"/>
      <style:text-properties officeooo:rsid="000da8cc" officeooo:paragraph-rsid="000f9c5e"/>
    </style:style>
    <style:style style:name="P72" style:family="paragraph" style:parent-style-name="Text_20_body">
      <style:paragraph-properties fo:margin-left="0.4925in" fo:margin-right="0in" fo:text-indent="0in" style:auto-text-indent="false"/>
      <style:text-properties officeooo:rsid="0010a81b" officeooo:paragraph-rsid="0010a81b"/>
    </style:style>
    <style:style style:name="P73" style:family="paragraph" style:parent-style-name="Text_20_body">
      <style:paragraph-properties fo:margin-left="0.4925in" fo:margin-right="0in" fo:text-indent="0in" style:auto-text-indent="false"/>
      <style:text-properties officeooo:rsid="0001854c" officeooo:paragraph-rsid="001305c7"/>
    </style:style>
    <style:style style:name="P74" style:family="paragraph" style:parent-style-name="Text_20_body">
      <style:paragraph-properties fo:margin-left="0.4925in" fo:margin-right="0in" fo:text-indent="0in" style:auto-text-indent="false"/>
      <style:text-properties officeooo:rsid="0001854c" officeooo:paragraph-rsid="0015b777"/>
    </style:style>
    <style:style style:name="P75" style:family="paragraph" style:parent-style-name="Text_20_body">
      <style:paragraph-properties fo:margin-left="0.4925in" fo:margin-right="0in" fo:text-indent="0in" style:auto-text-indent="false"/>
      <style:text-properties officeooo:paragraph-rsid="0033c59f"/>
    </style:style>
    <style:style style:name="P76" style:family="paragraph" style:parent-style-name="Text_20_body">
      <style:paragraph-properties fo:margin-left="0.4925in" fo:margin-right="0in" fo:text-indent="0in" style:auto-text-indent="false"/>
      <style:text-properties officeooo:rsid="0031ede7" officeooo:paragraph-rsid="00347290"/>
    </style:style>
    <style:style style:name="P77" style:family="paragraph" style:parent-style-name="Title">
      <style:text-properties officeooo:rsid="00008c0e" officeooo:paragraph-rsid="00008c0e"/>
    </style:style>
    <style:style style:name="P78" style:family="paragraph" style:parent-style-name="Text_20_body">
      <style:paragraph-properties fo:margin-top="0in" fo:margin-bottom="0.0598in" loext:contextual-spacing="false"/>
      <style:text-properties officeooo:rsid="001cf05a" officeooo:paragraph-rsid="001cf05a"/>
    </style:style>
    <style:style style:name="P79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6.8035in" style:type="right" style:leader-style="dotted" style:leader-text="."/>
        </style:tab-stops>
      </style:paragraph-properties>
    </style:style>
    <style:style style:name="P81" style:family="paragraph" style:parent-style-name="Contents_20_3">
      <style:paragraph-properties>
        <style:tab-stops>
          <style:tab-stop style:position="6.6071in" style:type="right" style:leader-style="dotted" style:leader-text="."/>
        </style:tab-stops>
      </style:paragraph-properties>
    </style:style>
    <style:style style:name="P82" style:family="paragraph" style:parent-style-name="Heading_20_1" style:list-style-name="">
      <style:text-properties officeooo:paragraph-rsid="0003c6dd"/>
    </style:style>
    <style:style style:name="P83" style:family="paragraph" style:parent-style-name="Heading_20_1">
      <style:text-properties officeooo:paragraph-rsid="0003c6dd"/>
    </style:style>
    <style:style style:name="P84" style:family="paragraph" style:parent-style-name="Heading_20_1">
      <style:paragraph-properties fo:break-before="page"/>
      <style:text-properties officeooo:rsid="0003c6dd" officeooo:paragraph-rsid="0003c6dd"/>
    </style:style>
    <style:style style:name="P85" style:family="paragraph" style:parent-style-name="Heading_20_1">
      <style:paragraph-properties fo:text-align="start" style:justify-single-word="false" fo:break-before="page"/>
      <style:text-properties officeooo:paragraph-rsid="0002990b"/>
    </style:style>
    <style:style style:name="P86" style:family="paragraph" style:parent-style-name="Heading_20_2">
      <style:text-properties officeooo:paragraph-rsid="0002990b"/>
    </style:style>
    <style:style style:name="P87" style:family="paragraph" style:parent-style-name="Heading_20_2">
      <style:text-properties officeooo:rsid="0017c33c" officeooo:paragraph-rsid="0017c33c"/>
    </style:style>
    <style:style style:name="P88" style:family="paragraph" style:parent-style-name="Heading_20_2">
      <style:text-properties officeooo:rsid="0003c6dd" officeooo:paragraph-rsid="0003c6dd"/>
    </style:style>
    <style:style style:name="P89" style:family="paragraph" style:parent-style-name="Heading_20_2" style:list-style-name="">
      <style:paragraph-properties fo:text-align="start" style:justify-single-word="false"/>
      <style:text-properties officeooo:rsid="001a754b" officeooo:paragraph-rsid="001a754b"/>
    </style:style>
    <style:style style:name="P90" style:family="paragraph" style:parent-style-name="Heading_20_2">
      <style:text-properties officeooo:rsid="002a1ee5" officeooo:paragraph-rsid="002a1ee5"/>
    </style:style>
    <style:style style:name="P91" style:family="paragraph" style:parent-style-name="Heading_20_2">
      <style:text-properties officeooo:paragraph-rsid="00b80b92"/>
    </style:style>
    <style:style style:name="P92" style:family="paragraph" style:parent-style-name="Heading_20_2">
      <style:text-properties officeooo:paragraph-rsid="00bc7a18"/>
    </style:style>
    <style:style style:name="P93" style:family="paragraph" style:parent-style-name="Heading_20_2">
      <style:text-properties officeooo:paragraph-rsid="00be6a03"/>
    </style:style>
    <style:style style:name="P94" style:family="paragraph" style:parent-style-name="Heading_20_2">
      <style:text-properties officeooo:paragraph-rsid="000b6f7a"/>
    </style:style>
    <style:style style:name="P95" style:family="paragraph" style:parent-style-name="Heading_20_2">
      <style:paragraph-properties fo:break-before="page"/>
      <style:text-properties officeooo:rsid="0003c6dd" officeooo:paragraph-rsid="0003c6dd"/>
    </style:style>
    <style:style style:name="P96" style:family="paragraph" style:parent-style-name="Heading_20_2">
      <style:paragraph-properties fo:text-align="start" style:justify-single-word="false" fo:break-before="page"/>
      <style:text-properties officeooo:rsid="001a754b" officeooo:paragraph-rsid="001a754b"/>
    </style:style>
    <style:style style:name="P97" style:family="paragraph" style:parent-style-name="Heading_20_3">
      <style:text-properties officeooo:rsid="000b6f7a" officeooo:paragraph-rsid="000b6f7a"/>
    </style:style>
    <style:style style:name="P98" style:family="paragraph" style:parent-style-name="Heading_20_3">
      <style:text-properties officeooo:rsid="000d469e" officeooo:paragraph-rsid="000d469e"/>
    </style:style>
    <style:style style:name="P99" style:family="paragraph" style:parent-style-name="Heading_20_3">
      <style:text-properties fo:font-size="14.1000003814697pt" style:font-size-asian="14.1000003814697pt" style:font-size-complex="14.1000003814697pt"/>
    </style:style>
    <style:style style:name="P100" style:family="paragraph" style:parent-style-name="Heading_20_3" style:list-style-name=""/>
    <style:style style:name="P101" style:family="paragraph" style:parent-style-name="Heading_20_3" style:list-style-name="">
      <style:paragraph-properties fo:text-align="start" style:justify-single-word="false"/>
    </style:style>
    <style:style style:name="P102" style:family="paragraph" style:parent-style-name="Heading_20_3">
      <style:text-properties officeooo:paragraph-rsid="00cb2e3c"/>
    </style:style>
    <style:style style:name="P103" style:family="paragraph" style:parent-style-name="Heading_20_3">
      <style:text-properties officeooo:paragraph-rsid="00ccff2a"/>
    </style:style>
    <style:style style:name="P104" style:family="paragraph" style:parent-style-name="Heading_20_3">
      <style:text-properties officeooo:paragraph-rsid="00d3fdf3"/>
    </style:style>
    <style:style style:name="P105" style:family="paragraph" style:parent-style-name="Heading_20_3">
      <style:text-properties officeooo:paragraph-rsid="00e29dcc"/>
    </style:style>
    <style:style style:name="P106" style:family="paragraph" style:parent-style-name="Heading_20_3">
      <style:paragraph-properties fo:break-before="page"/>
    </style:style>
    <style:style style:name="P107" style:family="paragraph" style:parent-style-name="Heading_20_3">
      <style:paragraph-properties fo:text-align="start" style:justify-single-word="false" fo:break-before="page"/>
    </style:style>
    <style:style style:name="P108" style:family="paragraph" style:parent-style-name="Standard" style:list-style-name="L5" style:master-page-name="">
      <loext:graphic-properties draw:fill="none"/>
      <style:paragraph-properties fo:margin-left="2.1799in" fo:margin-right="0in" fo:margin-top="0in" fo:margin-bottom="0.0602in" loext:contextual-spacing="false" fo:text-indent="-0.25in" style:auto-text-indent="false" style:page-number="auto" fo:background-color="transparent"/>
      <style:text-properties officeooo:paragraph-rsid="00c70ba3"/>
    </style:style>
    <style:style style:name="P109" style:family="paragraph" style:parent-style-name="Standard" style:list-style-name="L5">
      <loext:graphic-properties draw:fill="none"/>
      <style:paragraph-properties fo:margin-left="2.1799in" fo:margin-right="0in" fo:margin-top="0in" fo:margin-bottom="0.0602in" loext:contextual-spacing="false" fo:text-indent="-0.25in" style:auto-text-indent="false" fo:background-color="transparent"/>
      <style:text-properties officeooo:paragraph-rsid="00c70ba3"/>
    </style:style>
    <style:style style:name="P110" style:family="paragraph" style:parent-style-name="Text_20_body" style:list-style-name="L1">
      <style:text-properties officeooo:rsid="0003c6dd" officeooo:paragraph-rsid="0003c6dd"/>
    </style:style>
    <style:style style:name="P111" style:family="paragraph" style:parent-style-name="Text_20_body" style:list-style-name="L1">
      <style:text-properties officeooo:rsid="000556a5" officeooo:paragraph-rsid="000556a5"/>
    </style:style>
    <style:style style:name="P112" style:family="paragraph" style:parent-style-name="Text_20_body" style:list-style-name="L1">
      <style:text-properties officeooo:rsid="002f856e" officeooo:paragraph-rsid="00ce9561"/>
    </style:style>
    <style:style style:name="P113" style:family="paragraph" style:parent-style-name="Text_20_body" style:list-style-name="L2">
      <style:text-properties officeooo:paragraph-rsid="002d8cc1"/>
    </style:style>
    <style:style style:name="P114" style:family="paragraph" style:parent-style-name="Text_20_body" style:list-style-name="L2">
      <style:text-properties officeooo:paragraph-rsid="00311bc9"/>
    </style:style>
    <style:style style:name="P115" style:family="paragraph" style:parent-style-name="Text_20_body" style:list-style-name="L2">
      <style:text-properties fo:font-weight="bold" officeooo:rsid="00311bc9" officeooo:paragraph-rsid="00311bc9" style:font-weight-asian="bold" style:font-weight-complex="bold"/>
    </style:style>
    <style:style style:name="P116" style:family="paragraph" style:parent-style-name="Text_20_body">
      <style:text-properties officeooo:paragraph-rsid="002d8cc1"/>
    </style:style>
    <style:style style:name="P117" style:family="paragraph" style:parent-style-name="Text_20_body">
      <style:text-properties officeooo:paragraph-rsid="00e29dcc"/>
    </style:style>
    <style:style style:name="P118" style:family="paragraph" style:parent-style-name="Text_20_body" style:list-style-name="L3">
      <style:paragraph-properties fo:margin-top="0in" fo:margin-bottom="0.1in" loext:contextual-spacing="false" fo:line-height="100%"/>
      <style:text-properties officeooo:rsid="0018f062" officeooo:paragraph-rsid="0092c074"/>
    </style:style>
    <style:style style:name="P119" style:family="paragraph" style:parent-style-name="Text_20_body" style:list-style-name="L3">
      <style:paragraph-properties fo:margin-top="0in" fo:margin-bottom="0.0598in" loext:contextual-spacing="false" fo:line-height="100%"/>
      <style:text-properties officeooo:rsid="0018f062" officeooo:paragraph-rsid="0092c074"/>
    </style:style>
    <style:style style:name="P120" style:family="paragraph" style:parent-style-name="Text_20_body" style:list-style-name="L3">
      <style:paragraph-properties fo:margin-top="0in" fo:margin-bottom="0.0598in" loext:contextual-spacing="false" fo:line-height="100%"/>
      <style:text-properties officeooo:rsid="0018f062" officeooo:paragraph-rsid="001a754b"/>
    </style:style>
    <style:style style:name="P121" style:family="paragraph" style:parent-style-name="Text_20_body" style:list-style-name="L3">
      <style:paragraph-properties fo:margin-top="0in" fo:margin-bottom="0.0598in" loext:contextual-spacing="false" fo:line-height="100%"/>
      <style:text-properties officeooo:rsid="0018f062" officeooo:paragraph-rsid="001c43f9"/>
    </style:style>
    <style:style style:name="P122" style:family="paragraph" style:parent-style-name="Text_20_body" style:list-style-name="L3">
      <style:paragraph-properties fo:margin-top="0in" fo:margin-bottom="0.0598in" loext:contextual-spacing="false" fo:line-height="100%"/>
      <style:text-properties officeooo:paragraph-rsid="0094f86c"/>
    </style:style>
    <style:style style:name="P123" style:family="paragraph" style:parent-style-name="Text_20_body" style:list-style-name="L3">
      <style:paragraph-properties fo:margin-top="0in" fo:margin-bottom="0.0598in" loext:contextual-spacing="false" fo:line-height="100%"/>
      <style:text-properties officeooo:paragraph-rsid="001a754b"/>
    </style:style>
    <style:style style:name="P124" style:family="paragraph" style:parent-style-name="Text_20_body" style:list-style-name="L4">
      <style:paragraph-properties fo:margin-top="0in" fo:margin-bottom="0.0598in" loext:contextual-spacing="false"/>
      <style:text-properties officeooo:rsid="009d458c" officeooo:paragraph-rsid="00dae22e"/>
    </style:style>
    <style:style style:name="P125" style:family="paragraph" style:parent-style-name="Text_20_body" style:list-style-name="L4">
      <style:paragraph-properties fo:margin-top="0in" fo:margin-bottom="0.0598in" loext:contextual-spacing="false"/>
      <style:text-properties officeooo:paragraph-rsid="00dae22e"/>
    </style:style>
    <style:style style:name="P126" style:family="paragraph" style:parent-style-name="Text_20_body" style:list-style-name="L3">
      <style:paragraph-properties fo:margin-top="0in" fo:margin-bottom="0.0402in" loext:contextual-spacing="false" fo:line-height="100%"/>
      <style:text-properties officeooo:rsid="0018f062" officeooo:paragraph-rsid="0092c074"/>
    </style:style>
    <style:style style:name="P127" style:family="paragraph" style:parent-style-name="Text_20_body" style:list-style-name="L3">
      <style:paragraph-properties fo:margin-top="0in" fo:margin-bottom="0.0402in" loext:contextual-spacing="false" fo:line-height="100%"/>
      <style:text-properties officeooo:paragraph-rsid="00938e0d"/>
    </style:style>
    <style:style style:name="P128" style:family="paragraph" style:parent-style-name="Text_20_body" style:list-style-name="L4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>
        <style:tab-stops>
          <style:tab-stop style:position="-0.25in"/>
        </style:tab-stops>
      </style:paragraph-properties>
      <style:text-properties officeooo:paragraph-rsid="00a3a621"/>
    </style:style>
    <style:style style:name="T1" style:family="text">
      <style:text-properties officeooo:rsid="00008c0e"/>
    </style:style>
    <style:style style:name="T2" style:family="text">
      <style:text-properties officeooo:rsid="0001854c"/>
    </style:style>
    <style:style style:name="T3" style:family="text">
      <style:text-properties officeooo:rsid="0002990b"/>
    </style:style>
    <style:style style:name="T4" style:family="text">
      <style:text-properties officeooo:rsid="0003c6dd"/>
    </style:style>
    <style:style style:name="T5" style:family="text">
      <style:text-properties style:font-name="Liberation Sans" fo:font-size="16.1000003814697pt" fo:font-weight="bold" officeooo:rsid="0003c6d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" style:family="text">
      <style:text-properties style:font-name="Liberation Sans" fo:font-size="16.1000003814697pt" fo:font-weight="bold" officeooo:rsid="0002990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" style:family="text">
      <style:text-properties style:font-name="Liberation Sans" fo:font-size="16.1000003814697pt" fo:font-weight="bold" officeooo:rsid="001305c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" style:family="text">
      <style:text-properties style:font-name="Liberation Sans" fo:font-size="18.2000007629395pt" fo:font-weight="bold" officeooo:rsid="0001854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" style:family="text">
      <style:text-properties style:font-name="Liberation Sans" fo:font-weight="bold" officeooo:rsid="001305c7" style:font-name-asian="Noto Sans CJK SC" style:font-weight-asian="bold" style:font-name-complex="Lohit Devanagari" style:font-weight-complex="bold"/>
    </style:style>
    <style:style style:name="T10" style:family="text">
      <style:text-properties style:font-name="Liberation Sans" fo:font-weight="bold" officeooo:rsid="0003c6dd" style:font-name-asian="Noto Sans CJK SC" style:font-weight-asian="bold" style:font-name-complex="Lohit Devanagari" style:font-weight-complex="bold"/>
    </style:style>
    <style:style style:name="T11" style:family="text">
      <style:text-properties officeooo:rsid="0005b165"/>
    </style:style>
    <style:style style:name="T12" style:family="text">
      <style:text-properties officeooo:rsid="000690fc"/>
    </style:style>
    <style:style style:name="T13" style:family="text">
      <style:text-properties officeooo:rsid="000b6f7a"/>
    </style:style>
    <style:style style:name="T14" style:family="text">
      <style:text-properties officeooo:rsid="000d469e"/>
    </style:style>
    <style:style style:name="T15" style:family="text">
      <style:text-properties officeooo:rsid="000da8cc"/>
    </style:style>
    <style:style style:name="T16" style:family="text">
      <style:text-properties officeooo:rsid="001294c6"/>
    </style:style>
    <style:style style:name="T17" style:family="text">
      <style:text-properties officeooo:rsid="001305c7"/>
    </style:style>
    <style:style style:name="T18" style:family="text">
      <style:text-properties officeooo:rsid="0014b3ea"/>
    </style:style>
    <style:style style:name="T19" style:family="text">
      <style:text-properties officeooo:rsid="0015b777"/>
    </style:style>
    <style:style style:name="T20" style:family="text">
      <style:text-properties officeooo:rsid="00168d2c"/>
    </style:style>
    <style:style style:name="T21" style:family="text">
      <style:text-properties officeooo:rsid="0017c33c"/>
    </style:style>
    <style:style style:name="T22" style:family="text">
      <style:text-properties officeooo:rsid="0018f06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11bc9" style:font-weight-asian="bold" style:font-weight-complex="bold"/>
    </style:style>
    <style:style style:name="T25" style:family="text">
      <style:text-properties fo:font-weight="bold" officeooo:rsid="00b80b92" style:font-weight-asian="bold" style:font-weight-complex="bold"/>
    </style:style>
    <style:style style:name="T26" style:family="text">
      <style:text-properties fo:font-weight="bold" officeooo:rsid="00b8f0b0" style:font-weight-asian="bold" style:font-weight-complex="bold"/>
    </style:style>
    <style:style style:name="T27" style:family="text">
      <style:text-properties fo:font-weight="bold" officeooo:rsid="00bacf3f" style:font-weight-asian="bold" style:font-weight-complex="bold"/>
    </style:style>
    <style:style style:name="T28" style:family="text">
      <style:text-properties fo:font-weight="bold" officeooo:rsid="00bc1613" style:font-weight-asian="bold" style:font-weight-complex="bold"/>
    </style:style>
    <style:style style:name="T29" style:family="text">
      <style:text-properties fo:font-weight="bold" officeooo:rsid="00bc7a18" style:font-weight-asian="bold" style:font-weight-complex="bold"/>
    </style:style>
    <style:style style:name="T30" style:family="text">
      <style:text-properties fo:font-weight="bold" officeooo:rsid="00c0c688" style:font-weight-asian="bold" style:font-weight-complex="bold"/>
    </style:style>
    <style:style style:name="T31" style:family="text">
      <style:text-properties fo:font-weight="bold" officeooo:rsid="00c1eb86" style:font-weight-asian="bold" style:font-weight-complex="bold"/>
    </style:style>
    <style:style style:name="T32" style:family="text">
      <style:text-properties fo:font-weight="bold" officeooo:rsid="00c5bfc3" style:font-weight-asian="bold" style:font-weight-complex="bold"/>
    </style:style>
    <style:style style:name="T33" style:family="text">
      <style:text-properties fo:font-weight="bold" officeooo:rsid="00c70ba3" style:font-weight-asian="bold" style:font-weight-complex="bold"/>
    </style:style>
    <style:style style:name="T34" style:family="text">
      <style:text-properties officeooo:rsid="002a1ee5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31ede7" style:font-weight-asian="normal" style:font-weight-complex="normal"/>
    </style:style>
    <style:style style:name="T37" style:family="text">
      <style:text-properties fo:font-weight="normal" officeooo:rsid="000da8cc" style:font-weight-asian="normal" style:font-weight-complex="normal"/>
    </style:style>
    <style:style style:name="T38" style:family="text">
      <style:text-properties officeooo:rsid="00311bc9"/>
    </style:style>
    <style:style style:name="T39" style:family="text">
      <style:text-properties officeooo:rsid="0031ede7"/>
    </style:style>
    <style:style style:name="T40" style:family="text">
      <style:text-properties fo:font-style="italic" officeooo:rsid="0033c59f" style:font-style-asian="italic" style:font-style-complex="italic"/>
    </style:style>
    <style:style style:name="T41" style:family="text">
      <style:text-properties fo:font-style="italic" officeooo:rsid="0031ede7" style:font-style-asian="italic" style:font-style-complex="italic"/>
    </style:style>
    <style:style style:name="T42" style:family="text">
      <style:text-properties officeooo:rsid="0033c59f"/>
    </style:style>
    <style:style style:name="T43" style:family="text">
      <style:text-properties style:font-name="Liberation Mono" fo:font-style="italic" officeooo:rsid="0033c59f" style:font-name-asian="Noto Sans Mono CJK SC" style:font-style-asian="italic" style:font-name-complex="Liberation Mono" style:font-style-complex="italic"/>
    </style:style>
    <style:style style:name="T44" style:family="text">
      <style:text-properties style:font-name="Liberation Mono" fo:font-weight="bold" officeooo:rsid="00b8f0b0" style:font-name-asian="Noto Sans Mono CJK SC" style:font-weight-asian="bold" style:font-name-complex="Liberation Mono" style:font-weight-complex="bold"/>
    </style:style>
    <style:style style:name="T45" style:family="text">
      <style:text-properties style:font-name="Liberation Mono" fo:font-weight="bold" officeooo:rsid="00bacf3f" style:font-name-asian="Noto Sans Mono CJK SC" style:font-weight-asian="bold" style:font-name-complex="Liberation Mono" style:font-weight-complex="bold"/>
    </style:style>
    <style:style style:name="T46" style:family="text">
      <style:text-properties style:font-name="Liberation Mono" fo:font-weight="bold" officeooo:rsid="00bc1613" style:font-name-asian="Noto Sans Mono CJK SC" style:font-weight-asian="bold" style:font-name-complex="Liberation Mono" style:font-weight-complex="bold"/>
    </style:style>
    <style:style style:name="T47" style:family="text">
      <style:text-properties style:font-name="Liberation Mono" fo:font-weight="bold" officeooo:rsid="00c0c688" style:font-name-asian="Noto Sans Mono CJK SC" style:font-weight-asian="bold" style:font-name-complex="Liberation Mono" style:font-weight-complex="bold"/>
    </style:style>
    <style:style style:name="T48" style:family="text">
      <style:text-properties style:font-name="Liberation Mono" fo:font-size="16.1000003814697pt" fo:font-weight="bold" officeooo:rsid="00b80b92" style:font-name-asian="Noto Sans Mono CJK SC" style:font-size-asian="16.1000003814697pt" style:font-weight-asian="bold" style:font-name-complex="Liberation Mono" style:font-size-complex="16.1000003814697pt" style:font-weight-complex="bold"/>
    </style:style>
    <style:style style:name="T49" style:family="text">
      <style:text-properties style:font-name="Liberation Mono" fo:font-size="16.1000003814697pt" fo:font-weight="bold" officeooo:rsid="00bc1613" style:font-name-asian="Noto Sans Mono CJK SC" style:font-size-asian="16.1000003814697pt" style:font-weight-asian="bold" style:font-name-complex="Liberation Mono" style:font-size-complex="16.1000003814697pt" style:font-weight-complex="bold"/>
    </style:style>
    <style:style style:name="T50" style:family="text">
      <style:text-properties officeooo:rsid="009a98e3"/>
    </style:style>
    <style:style style:name="T51" style:family="text">
      <style:text-properties officeooo:rsid="009d458c"/>
    </style:style>
    <style:style style:name="T52" style:family="text">
      <style:text-properties officeooo:rsid="00a0b493"/>
    </style:style>
    <style:style style:name="T53" style:family="text">
      <style:text-properties officeooo:rsid="00a19275"/>
    </style:style>
    <style:style style:name="T54" style:family="text">
      <style:text-properties officeooo:rsid="00a3a621"/>
    </style:style>
    <style:style style:name="T55" style:family="text">
      <style:text-properties officeooo:rsid="00a65e5a"/>
    </style:style>
    <style:style style:name="T56" style:family="text">
      <style:text-properties officeooo:rsid="00ac36b8"/>
    </style:style>
    <style:style style:name="T57" style:family="text">
      <style:text-properties officeooo:rsid="00ad3ec4"/>
    </style:style>
    <style:style style:name="T58" style:family="text">
      <style:text-properties officeooo:rsid="00af45dc"/>
    </style:style>
    <style:style style:name="T59" style:family="text">
      <style:text-properties officeooo:rsid="00afdcc2"/>
    </style:style>
    <style:style style:name="T60" style:family="text">
      <style:text-properties officeooo:rsid="00b38f68"/>
    </style:style>
    <style:style style:name="T61" style:family="text">
      <style:text-properties style:font-name="Liberation Serif"/>
    </style:style>
    <style:style style:name="T62" style:family="text">
      <style:text-properties style:font-name="Liberation Serif" officeooo:rsid="00008c0e"/>
    </style:style>
    <style:style style:name="T63" style:family="text">
      <style:text-properties style:font-name="Liberation Serif" officeooo:rsid="00b6a5e5"/>
    </style:style>
    <style:style style:name="T64" style:family="text">
      <style:text-properties style:font-name="Liberation Serif" fo:font-weight="bold" officeooo:rsid="00b8f0b0" style:font-weight-asian="bold" style:font-weight-complex="bold"/>
    </style:style>
    <style:style style:name="T65" style:family="text">
      <style:text-properties style:font-name="Liberation Serif" fo:font-weight="bold" officeooo:rsid="00c70ba3" style:font-weight-asian="bold" style:font-weight-complex="bold"/>
    </style:style>
    <style:style style:name="T66" style:family="text">
      <style:text-properties style:font-name="Liberation Serif" fo:font-weight="bold" officeooo:rsid="002f856e" style:font-weight-asian="bold" style:font-weight-complex="bold"/>
    </style:style>
    <style:style style:name="T67" style:family="text">
      <style:text-properties style:font-name="Liberation Serif" fo:font-weight="bold" officeooo:rsid="000b6f7a" style:font-weight-asian="bold" style:font-weight-complex="bold"/>
    </style:style>
    <style:style style:name="T68" style:family="text">
      <style:text-properties style:font-name="Liberation Serif" fo:font-weight="normal" style:font-weight-asian="normal" style:font-weight-complex="normal"/>
    </style:style>
    <style:style style:name="T69" style:family="text">
      <style:text-properties style:font-name="Liberation Serif" fo:font-weight="normal" officeooo:rsid="00b8f0b0" style:font-weight-asian="normal" style:font-weight-complex="normal"/>
    </style:style>
    <style:style style:name="T70" style:family="text">
      <style:text-properties style:font-name="Liberation Serif" fo:font-weight="normal" officeooo:rsid="00bacf3f" style:font-weight-asian="normal" style:font-weight-complex="normal"/>
    </style:style>
    <style:style style:name="T71" style:family="text">
      <style:text-properties style:font-name="Liberation Serif" fo:font-weight="normal" officeooo:rsid="00bc1613" style:font-weight-asian="normal" style:font-weight-complex="normal"/>
    </style:style>
    <style:style style:name="T72" style:family="text">
      <style:text-properties style:font-name="Liberation Serif" fo:font-weight="normal" officeooo:rsid="00bc7a18" style:font-weight-asian="normal" style:font-weight-complex="normal"/>
    </style:style>
    <style:style style:name="T73" style:family="text">
      <style:text-properties style:font-name="Liberation Serif" fo:font-weight="normal" officeooo:rsid="00bd0cbe" style:font-weight-asian="normal" style:font-weight-complex="normal"/>
    </style:style>
    <style:style style:name="T74" style:family="text">
      <style:text-properties style:font-name="Liberation Serif" fo:font-weight="normal" officeooo:rsid="00c0c688" style:font-weight-asian="normal" style:font-weight-complex="normal"/>
    </style:style>
    <style:style style:name="T75" style:family="text">
      <style:text-properties style:font-name="Liberation Serif" fo:font-weight="normal" officeooo:rsid="00c1eb86" style:font-weight-asian="normal" style:font-weight-complex="normal"/>
    </style:style>
    <style:style style:name="T76" style:family="text">
      <style:text-properties style:font-name="Liberation Serif" fo:font-weight="normal" officeooo:rsid="00c461f7" style:font-weight-asian="normal" style:font-weight-complex="normal"/>
    </style:style>
    <style:style style:name="T77" style:family="text">
      <style:text-properties style:font-name="Liberation Serif" fo:font-weight="normal" officeooo:rsid="00c5bfc3" style:font-weight-asian="normal" style:font-weight-complex="normal"/>
    </style:style>
    <style:style style:name="T78" style:family="text">
      <style:text-properties style:font-name="Liberation Serif" fo:font-weight="normal" officeooo:rsid="00c70ba3" style:font-weight-asian="normal" style:font-weight-complex="normal"/>
    </style:style>
    <style:style style:name="T79" style:family="text">
      <style:text-properties style:font-name="Liberation Serif" fo:font-weight="normal" officeooo:rsid="00c99b26" style:font-weight-asian="normal" style:font-weight-complex="normal"/>
    </style:style>
    <style:style style:name="T80" style:family="text">
      <style:text-properties style:font-name="Liberation Serif" fo:font-weight="normal" officeooo:rsid="00cb2e3c" style:font-weight-asian="normal" style:font-weight-complex="normal"/>
    </style:style>
    <style:style style:name="T81" style:family="text">
      <style:text-properties style:font-name="Liberation Serif" fo:font-weight="normal" officeooo:rsid="002f856e" style:font-weight-asian="normal" style:font-weight-complex="normal"/>
    </style:style>
    <style:style style:name="T82" style:family="text">
      <style:text-properties style:font-name="Liberation Serif" fo:font-weight="normal" officeooo:rsid="00ce9561" style:font-weight-asian="normal" style:font-weight-complex="normal"/>
    </style:style>
    <style:style style:name="T83" style:family="text">
      <style:text-properties style:font-name="Liberation Serif" fo:font-weight="normal" officeooo:rsid="000b6f7a" style:font-weight-asian="normal" style:font-weight-complex="normal"/>
    </style:style>
    <style:style style:name="T84" style:family="text">
      <style:text-properties style:font-name="Liberation Serif" fo:font-weight="normal" officeooo:rsid="00d3fdf3" style:font-weight-asian="normal" style:font-weight-complex="normal"/>
    </style:style>
    <style:style style:name="T85" style:family="text">
      <style:text-properties style:font-name="Liberation Serif" fo:font-weight="normal" officeooo:rsid="00e19c3d" style:font-weight-asian="normal" style:font-weight-complex="normal"/>
    </style:style>
    <style:style style:name="T86" style:family="text">
      <style:text-properties style:font-name="Liberation Serif" fo:font-weight="normal" officeooo:rsid="00b8f0b0" style:font-name-asian="Noto Sans Mono CJK SC" style:font-weight-asian="normal" style:font-name-complex="Liberation Mono" style:font-weight-complex="normal"/>
    </style:style>
    <style:style style:name="T87" style:family="text">
      <style:text-properties style:font-name="Liberation Serif" fo:font-weight="normal" officeooo:rsid="00bacf3f" style:font-name-asian="Noto Sans Mono CJK SC" style:font-weight-asian="normal" style:font-name-complex="Liberation Mono" style:font-weight-complex="normal"/>
    </style:style>
    <style:style style:name="T88" style:family="text">
      <style:text-properties style:font-name="Liberation Serif" fo:font-weight="normal" officeooo:rsid="00bc7a18" style:font-name-asian="Noto Sans Mono CJK SC" style:font-weight-asian="normal" style:font-name-complex="Liberation Mono" style:font-weight-complex="normal"/>
    </style:style>
    <style:style style:name="T89" style:family="text">
      <style:text-properties style:font-name="Liberation Serif" fo:font-weight="normal" officeooo:rsid="00c1eb86" style:font-name-asian="Noto Sans Mono CJK SC" style:font-weight-asian="normal" style:font-name-complex="Liberation Mono" style:font-weight-complex="normal"/>
    </style:style>
    <style:style style:name="T90" style:family="text">
      <style:text-properties style:font-name="Liberation Serif" fo:font-weight="normal" officeooo:rsid="00c461f7" style:font-name-asian="Noto Sans Mono CJK SC" style:font-weight-asian="normal" style:font-name-complex="Liberation Mono" style:font-weight-complex="normal"/>
    </style:style>
    <style:style style:name="T91" style:family="text">
      <style:text-properties style:font-name="Liberation Serif" fo:font-weight="normal" officeooo:rsid="00c99b26" style:font-name-asian="Noto Sans Mono CJK SC" style:font-weight-asian="normal" style:font-name-complex="Liberation Mono" style:font-weight-complex="normal"/>
    </style:style>
    <style:style style:name="T92" style:family="text">
      <style:text-properties style:font-name="Liberation Serif" officeooo:rsid="00c02e26"/>
    </style:style>
    <style:style style:name="T93" style:family="text">
      <style:text-properties style:font-name="Liberation Serif" officeooo:rsid="00c0c688"/>
    </style:style>
    <style:style style:name="T94" style:family="text">
      <style:text-properties style:font-name="Liberation Serif" officeooo:rsid="00ce9561"/>
    </style:style>
    <style:style style:name="T95" style:family="text">
      <style:text-properties style:font-name="Liberation Serif" officeooo:rsid="00cf46ef"/>
    </style:style>
    <style:style style:name="T96" style:family="text">
      <style:text-properties style:font-name="Liberation Serif" officeooo:rsid="00cff81f"/>
    </style:style>
    <style:style style:name="T97" style:family="text">
      <style:text-properties style:font-name="Liberation Serif" officeooo:rsid="00d1b3c0"/>
    </style:style>
    <style:style style:name="T98" style:family="text">
      <style:text-properties style:font-name="Liberation Serif" officeooo:rsid="00d35251"/>
    </style:style>
    <style:style style:name="T99" style:family="text">
      <style:text-properties style:font-name="Liberation Serif" officeooo:rsid="00d3fdf3"/>
    </style:style>
    <style:style style:name="T100" style:family="text">
      <style:text-properties style:font-name="Liberation Serif" officeooo:rsid="00d3fdf3" style:font-name-asian="Noto Sans Mono CJK SC" style:font-name-complex="Liberation Mono"/>
    </style:style>
    <style:style style:name="T101" style:family="text">
      <style:text-properties style:font-name="Liberation Serif" officeooo:rsid="00d4b663"/>
    </style:style>
    <style:style style:name="T102" style:family="text">
      <style:text-properties style:font-name="Liberation Serif" officeooo:rsid="00d7a519"/>
    </style:style>
    <style:style style:name="T103" style:family="text">
      <style:text-properties officeooo:rsid="00b6a5e5"/>
    </style:style>
    <style:style style:name="T104" style:family="text">
      <style:text-properties officeooo:rsid="00b80b92"/>
    </style:style>
    <style:style style:name="T105" style:family="text">
      <style:text-properties officeooo:rsid="00b8f0b0"/>
    </style:style>
    <style:style style:name="T106" style:family="text">
      <style:text-properties style:font-name="IBM Plex Mono Medium1" fo:font-weight="normal" officeooo:rsid="00b8f0b0" style:font-weight-asian="normal" style:font-weight-complex="normal"/>
    </style:style>
    <style:style style:name="T107" style:family="text">
      <style:text-properties style:font-name="IBM Plex Mono Medium1" fo:font-weight="normal" officeooo:rsid="00b80b92" style:font-weight-asian="normal" style:font-weight-complex="normal"/>
    </style:style>
    <style:style style:name="T108" style:family="text">
      <style:text-properties style:font-name="IBM Plex Mono Medium" fo:font-weight="normal" officeooo:rsid="00bacf3f" style:font-weight-asian="normal" style:font-weight-complex="normal"/>
    </style:style>
    <style:style style:name="T109" style:family="text">
      <style:text-properties style:font-name="IBM Plex Mono Medium" fo:font-weight="normal" officeooo:rsid="00c5bfc3" style:font-weight-asian="normal" style:font-weight-complex="normal"/>
    </style:style>
    <style:style style:name="T110" style:family="text">
      <style:text-properties style:font-name="IBM Plex Mono Medium" fo:font-weight="normal" officeooo:rsid="00c70ba3" style:font-weight-asian="normal" style:font-weight-complex="normal"/>
    </style:style>
    <style:style style:name="T111" style:family="text">
      <style:text-properties style:font-name="IBM Plex Mono Medium" fo:font-weight="normal" officeooo:rsid="00c99b26" style:font-weight-asian="normal" style:font-weight-complex="normal"/>
    </style:style>
    <style:style style:name="T112" style:family="text">
      <style:text-properties style:font-name="IBM Plex Mono Medium" fo:font-weight="normal" officeooo:rsid="00d3fdf3" style:font-weight-asian="normal" style:font-weight-complex="normal"/>
    </style:style>
    <style:style style:name="T113" style:family="text">
      <style:text-properties style:font-name="IBM Plex Mono Medium" officeooo:rsid="00ce9561"/>
    </style:style>
    <style:style style:name="T114" style:family="text">
      <style:text-properties style:font-name="IBM Plex Mono Medium" officeooo:rsid="00cf46ef"/>
    </style:style>
    <style:style style:name="T115" style:family="text">
      <style:text-properties style:font-name="IBM Plex Mono Medium" officeooo:rsid="00cff81f"/>
    </style:style>
    <style:style style:name="T116" style:family="text">
      <style:text-properties style:font-name="IBM Plex Mono Medium" officeooo:rsid="00d1b3c0"/>
    </style:style>
    <style:style style:name="T117" style:family="text">
      <style:text-properties style:font-name="IBM Plex Mono Medium" officeooo:rsid="00d3fdf3"/>
    </style:style>
    <style:style style:name="T118" style:family="text">
      <style:text-properties style:font-name="IBM Plex Mono Medium" officeooo:rsid="00d4b663"/>
    </style:style>
    <style:style style:name="T119" style:family="text">
      <style:text-properties style:font-name="IBM Plex Mono Medium" officeooo:rsid="00d4b663" style:font-name-asian="Noto Sans Mono CJK SC" style:font-name-complex="Liberation Mono"/>
    </style:style>
    <style:style style:name="T120" style:family="text">
      <style:text-properties officeooo:rsid="00bc7a18"/>
    </style:style>
    <style:style style:name="T121" style:family="text">
      <style:text-properties officeooo:rsid="00be6a03"/>
    </style:style>
    <style:style style:name="T122" style:family="text">
      <style:text-properties officeooo:rsid="00c0c688"/>
    </style:style>
    <style:style style:name="T123" style:family="text">
      <style:text-properties officeooo:rsid="00cb2e3c"/>
    </style:style>
    <style:style style:name="T124" style:family="text">
      <style:text-properties officeooo:rsid="00ccff2a"/>
    </style:style>
    <style:style style:name="T125" style:family="text">
      <style:text-properties style:text-position="sub 58%" style:font-name="Liberation Serif" fo:font-weight="bold" officeooo:rsid="00ce9561" style:font-weight-asian="bold" style:font-weight-complex="bold"/>
    </style:style>
    <style:style style:name="T126" style:family="text">
      <style:text-properties style:text-position="super 58%" style:font-name="IBM Plex Mono Medium" officeooo:rsid="00cff81f"/>
    </style:style>
    <style:style style:name="T127" style:family="text">
      <style:text-properties style:text-position="0% 100%" style:font-name="Liberation Serif" officeooo:rsid="00cff81f"/>
    </style:style>
    <style:style style:name="T128" style:family="text">
      <style:text-properties style:text-position="0% 100%" style:font-name="Liberation Serif" officeooo:rsid="00cf46ef"/>
    </style:style>
    <style:style style:name="T129" style:family="text">
      <style:text-properties style:text-position="0% 100%" style:font-name="Liberation Serif" officeooo:rsid="00ce9561"/>
    </style:style>
    <style:style style:name="T130" style:family="text">
      <style:text-properties style:text-position="0% 100%" style:font-name="Liberation Serif" fo:font-weight="bold" officeooo:rsid="00cff81f" style:font-weight-asian="bold" style:font-weight-complex="bold"/>
    </style:style>
    <style:style style:name="T131" style:family="text">
      <style:text-properties style:text-position="0% 100%" style:font-name="Liberation Serif" fo:font-weight="normal" officeooo:rsid="00cff81f" style:font-weight-asian="normal" style:font-weight-complex="normal"/>
    </style:style>
    <style:style style:name="T132" style:family="text">
      <style:text-properties style:text-position="0% 100%" style:font-name="Liberation Serif" fo:font-weight="normal" officeooo:rsid="00d1b3c0" style:font-weight-asian="normal" style:font-weight-complex="normal"/>
    </style:style>
    <style:style style:name="T133" style:family="text">
      <style:text-properties style:text-position="0% 100%" style:font-name="Liberation Serif" fo:font-weight="normal" officeooo:rsid="00ce9561" style:font-weight-asian="normal" style:font-weight-complex="normal"/>
    </style:style>
    <style:style style:name="T134" style:family="text">
      <style:text-properties style:text-position="0% 100%" style:font-name="Liberation Serif" fo:font-weight="normal" officeooo:rsid="00cf46ef" style:font-weight-asian="normal" style:font-weight-complex="normal"/>
    </style:style>
    <style:style style:name="T135" style:family="text">
      <style:text-properties style:text-position="0% 100%" style:font-name="Liberation Serif" officeooo:rsid="00d7a519"/>
    </style:style>
    <style:style style:name="T136" style:family="text">
      <style:text-properties style:text-position="0% 100%" style:font-name="IBM Plex Mono Medium" officeooo:rsid="00cff81f"/>
    </style:style>
    <style:style style:name="T137" style:family="text">
      <style:text-properties style:text-position="0% 100%" style:font-name="IBM Plex Mono Medium" officeooo:rsid="00cf46ef"/>
    </style:style>
    <style:style style:name="T138" style:family="text">
      <style:text-properties style:text-position="0% 100%" style:font-name="IBM Plex Mono Medium" officeooo:rsid="00ce9561"/>
    </style:style>
    <style:style style:name="T139" style:family="text">
      <style:text-properties style:text-position="0% 100%" style:font-name="IBM Plex Mono Medium" fo:font-weight="normal" officeooo:rsid="00d1b3c0" style:font-weight-asian="normal" style:font-weight-complex="normal"/>
    </style:style>
    <style:style style:name="T140" style:family="text">
      <style:text-properties officeooo:rsid="00e19c3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Using the Digiac-3080 Simulator</text:p>
      <text:p text:style-name="P37"/>
      <text:p text:style-name="P62"><text:span text:style-name="Source_20_Text"><text:span text:style-name="T62">The module </text:span></text:span><text:span text:style-name="Source_20_Text"><text:span text:style-name="T1">digiac.py</text:span></text:span><text:span text:style-name="T1"> provides an API for executing Digiac-3080 instructions. <text:s/></text:span><text:span text:style-name="Source_20_Text"><text:span text:style-name="T1">sim3080.py</text:span></text:span><text:span text:style-name="T1"> calls that API and provides a command-line interface for the simulator. <text:s/>This documents those two programs, focusing on the user interface and lower-level API.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9"><text:a xlink:type="simple" xlink:href="#__RefHeading___Toc105_1303404419" text:style-name="Index_20_Link" text:visited-style-name="Index_20_Link">Digiac-3080 Machine State<text:tab/>2</text:a></text:p>
          <text:p text:style-name="P79"><text:a xlink:type="simple" xlink:href="#__RefHeading___Toc114_1303404419" text:style-name="Index_20_Link" text:visited-style-name="Index_20_Link">The sim3080.py Command Line Interface<text:tab/>2</text:a></text:p>
          <text:p text:style-name="P80"><text:a xlink:type="simple" xlink:href="#__RefHeading___Toc116_1303404419" text:style-name="Index_20_Link" text:visited-style-name="Index_20_Link">Starting and Stopping the Simulator<text:tab/>2</text:a></text:p>
          <text:p text:style-name="P81"><text:a xlink:type="simple" xlink:href="#__RefHeading___Toc132_1303404419" text:style-name="Index_20_Link" text:visited-style-name="Index_20_Link">Enter Virtual Environment and Start the Simulator<text:tab/>2</text:a></text:p>
          <text:p text:style-name="P81"><text:a xlink:type="simple" xlink:href="#__RefHeading___Toc134_1303404419" text:style-name="Index_20_Link" text:visited-style-name="Index_20_Link">Exit from the Simulator<text:tab/>2</text:a></text:p>
          <text:p text:style-name="P80"><text:a xlink:type="simple" xlink:href="#__RefHeading___Toc118_1303404419" text:style-name="Index_20_Link" text:visited-style-name="Index_20_Link">Examining and Modifying Machine State<text:tab/>3</text:a></text:p>
          <text:p text:style-name="P80"><text:a xlink:type="simple" xlink:href="#__RefHeading___Toc150_1303404419" text:style-name="Index_20_Link" text:visited-style-name="Index_20_Link">Running Digiac Programs<text:tab/>3</text:a></text:p>
          <text:p text:style-name="P81"><text:a xlink:type="simple" xlink:href="#__RefHeading___Toc161_1303404419" text:style-name="Index_20_Link" text:visited-style-name="Index_20_Link">Stop Conditions<text:tab/>4</text:a></text:p>
          <text:p text:style-name="P81"><text:a xlink:type="simple" xlink:href="#__RefHeading___Toc120_1303404419" text:style-name="Index_20_Link" text:visited-style-name="Index_20_Link">Starting Digiac Programs<text:tab/>5</text:a></text:p>
          <text:p text:style-name="P81"><text:a xlink:type="simple" xlink:href="#__RefHeading___Toc146_1303404419" text:style-name="Index_20_Link" text:visited-style-name="Index_20_Link">Stepping Digiac Programs<text:tab/>5</text:a></text:p>
          <text:p text:style-name="P81"><text:a xlink:type="simple" xlink:href="#__RefHeading___Toc122_1303404419" text:style-name="Index_20_Link" text:visited-style-name="Index_20_Link">Using Breakpoints<text:tab/>6</text:a></text:p>
          <text:p text:style-name="P81"><text:a xlink:type="simple" xlink:href="#__RefHeading___Toc177_1303404419" text:style-name="Index_20_Link" text:visited-style-name="Index_20_Link">Address Compare Stops<text:tab/>7</text:a></text:p>
          <text:p text:style-name="P81"><text:a xlink:type="simple" xlink:href="#__RefHeading___Toc124_1303404419" text:style-name="Index_20_Link" text:visited-style-name="Index_20_Link">Throttling<text:tab/>7</text:a></text:p>
          <text:p text:style-name="P81"><text:a xlink:type="simple" xlink:href="#__RefHeading___Toc185_1303404419" text:style-name="Index_20_Link" text:visited-style-name="Index_20_Link">Tracing Digiac Instruction Execution<text:tab/>8</text:a></text:p>
          <text:p text:style-name="P80"><text:a xlink:type="simple" xlink:href="#__RefHeading___Toc126_1303404419" text:style-name="Index_20_Link" text:visited-style-name="Index_20_Link">Connecting to Data Files<text:tab/>8</text:a></text:p>
          <text:p text:style-name="P80"><text:a xlink:type="simple" xlink:href="#__RefHeading___Toc128_1303404419" text:style-name="Index_20_Link" text:visited-style-name="Index_20_Link">Getting Help<text:tab/>8</text:a></text:p>
          <text:p text:style-name="P80"><text:a xlink:type="simple" xlink:href="#__RefHeading___Toc152_1303404419" text:style-name="Index_20_Link" text:visited-style-name="Index_20_Link">Debugging the Simulator<text:tab/>9</text:a></text:p>
          <text:p text:style-name="P80"><text:a xlink:type="simple" xlink:href="#__RefHeading___Toc165_1303404419" text:style-name="Index_20_Link" text:visited-style-name="Index_20_Link">Loading and Running the Stock Market Game<text:tab/>9</text:a></text:p>
          <text:p text:style-name="P79"><text:a xlink:type="simple" xlink:href="#__RefHeading___Toc107_1303404419" text:style-name="Index_20_Link" text:visited-style-name="Index_20_Link">The Digiac3080 API<text:tab/>10</text:a></text:p>
          <text:p text:style-name="P80"><text:a xlink:type="simple" xlink:href="#__RefHeading___Toc1118_1303404419" text:style-name="Index_20_Link" text:visited-style-name="Index_20_Link">Creating an emulated Digiac-3080<text:tab/>10</text:a></text:p>
          <text:p text:style-name="P80"><text:a xlink:type="simple" xlink:href="#__RefHeading___Toc1120_1303404419" text:style-name="Index_20_Link" text:visited-style-name="Index_20_Link">Attributes of Digiac3080<text:tab/>10</text:a></text:p>
          <text:p text:style-name="P80"><text:a xlink:type="simple" xlink:href="#__RefHeading___Toc1122_1303404419" text:style-name="Index_20_Link" text:visited-style-name="Index_20_Link">Properties of Digiac3080<text:tab/>11</text:a></text:p>
          <text:p text:style-name="P80"><text:a xlink:type="simple" xlink:href="#__RefHeading___Toc1124_1303404419" text:style-name="Index_20_Link" text:visited-style-name="Index_20_Link">Functions of Digiac3080<text:tab/>11</text:a></text:p>
          <text:p text:style-name="P80"><text:a xlink:type="simple" xlink:href="#__RefHeading___Toc1146_1303404419" text:style-name="Index_20_Link" text:visited-style-name="Index_20_Link">Details of Instruction Emulation<text:tab/>11</text:a></text:p>
          <text:p text:style-name="P81"><text:a xlink:type="simple" xlink:href="#__RefHeading___Toc1126_1303404419" text:style-name="Index_20_Link" text:visited-style-name="Index_20_Link">HLT (Halt) Instruction<text:tab/>11</text:a></text:p>
          <text:p text:style-name="P81"><text:a xlink:type="simple" xlink:href="#__RefHeading___Toc1128_1303404419" text:style-name="Index_20_Link" text:visited-style-name="Index_20_Link">AND, CLA, CLS, ADD, SUB (Arithmetic/Load) Instructions<text:tab/>11</text:a></text:p>
          <text:p text:style-name="P81"><text:a xlink:type="simple" xlink:href="#__RefHeading___Toc1130_1303404419" text:style-name="Index_20_Link" text:visited-style-name="Index_20_Link">MLT (Multiply) Instruction<text:tab/>12</text:a></text:p>
          <text:p text:style-name="P81"><text:a xlink:type="simple" xlink:href="#__RefHeading___Toc1132_1303404419" text:style-name="Index_20_Link" text:visited-style-name="Index_20_Link">DIV (Divide) Instruction<text:tab/>12</text:a></text:p>
          <text:p text:style-name="P81"><text:a xlink:type="simple" xlink:href="#__RefHeading___Toc1134_1303404419" text:style-name="Index_20_Link" text:visited-style-name="Index_20_Link">STA, STB (Store) Instructions<text:tab/>12</text:a></text:p>
          <text:p text:style-name="P81"><text:a xlink:type="simple" xlink:href="#__RefHeading___Toc1136_1303404419" text:style-name="Index_20_Link" text:visited-style-name="Index_20_Link">JMP, BR-, BR+, BRZ (Jump and Branch) Instructions<text:tab/>12</text:a></text:p>
          <text:p text:style-name="P81"><text:a xlink:type="simple" xlink:href="#__RefHeading___Toc1138_1303404419" text:style-name="Index_20_Link" text:visited-style-name="Index_20_Link">TA, RT, TI (I/O) Instructions<text:tab/>12</text:a></text:p>
          <text:p text:style-name="P81"><text:a xlink:type="simple" xlink:href="#__RefHeading___Toc1140_1303404419" text:style-name="Index_20_Link" text:visited-style-name="Index_20_Link">Not Implemented Instructions<text:tab/>12</text:a></text:p>
        </text:index-body>
      </text:table-of-content>
      <text:p text:style-name="P38"/>
      <text:h text:style-name="P82" text:outline-level="1"/>
      <text:h text:style-name="P84" text:outline-level="1"><text:bookmark-start text:name="__RefHeading___Toc105_1303404419"/>Digiac-3080 Machine State<text:bookmark-end text:name="__RefHeading___Toc105_1303404419"/></text:h>
      <text:p text:style-name="P39">The simulator implements these aspects of the Digiac-3080.</text:p>
      <text:list xml:id="list11505894" text:style-name="L1">
        <text:list-item>
          <text:p text:style-name="P110">12-bit program counter</text:p>
        </text:list-item>
        <text:list-item>
          <text:p text:style-name="P111">4096 word memory, 25 bits per word; words are composed of a sign bit followed by 24 bits of magnitude.</text:p>
        </text:list-item>
        <text:list-item>
          <text:p text:style-name="P111">“A” and “B” accumulators each contains one word</text:p>
        </text:list-item>
        <text:list-item>
          <text:p text:style-name="P111">Pending input (not yet read from the paper tape or console teleprinter).</text:p>
        </text:list-item>
        <text:list-item>
          <text:p text:style-name="P111">Output to <text:span text:style-name="T11">paper tape or the </text:span>console teleprinter</text:p>
        </text:list-item>
        <text:list-item>
          <text:p text:style-name="P112">Changes to the above state items due to execution of the digiac instructions.</text:p>
        </text:list-item>
      </text:list>
      <text:p text:style-name="P40">Input<text:span text:style-name="T12">s and Outputs </text:span>to the machine <text:span text:style-name="T12">use I/O to </text:span>a local file for tape and card<text:span text:style-name="T12">s. <text:s/>For the console terminal, standard input (stdin) and standard output (stdout) of the simulator process is used.</text:span></text:p>
      <text:h text:style-name="P83" text:outline-level="1"/>
      <text:h text:style-name="P83" text:outline-level="1"/>
      <text:h text:style-name="P83" text:outline-level="1"><text:bookmark-start text:name="__RefHeading___Toc114_1303404419"/><text:span text:style-name="T4">The sim3080.py </text:span><text:span text:style-name="T8">C</text:span><text:span text:style-name="T2">ommand </text:span><text:span text:style-name="T8">L</text:span><text:span text:style-name="T2">ine </text:span><text:span text:style-name="T8">I</text:span><text:span text:style-name="T2">nterface</text:span><text:bookmark-end text:name="__RefHeading___Toc114_1303404419"/></text:h>
      <text:h text:style-name="P86" text:outline-level="2"><text:bookmark-start text:name="__RefHeading___Toc116_1303404419"/><text:span text:style-name="T3">Starting and </text:span><text:span text:style-name="T6">S</text:span><text:span text:style-name="T3">topping the </text:span><text:span text:style-name="T6">S</text:span><text:span text:style-name="T3">imulator</text:span><text:bookmark-end text:name="__RefHeading___Toc116_1303404419"/></text:h>
      <text:h text:style-name="P97" text:outline-level="3"><text:bookmark-start text:name="__RefHeading___Toc132_1303404419"/>Enter Virtual Environment and <text:span text:style-name="T14">Start</text:span> the Simulator<text:bookmark-end text:name="__RefHeading___Toc132_1303404419"/></text:h>
      <text:p text:style-name="P41">Use these commands to start the simulator running.</text:p>
      <text:p text:style-name="P69"><text:span text:style-name="Teletype">cd digiac-3080<text:line-break/>source venv/bin/activate<text:line-break/>python sim3080.py<text:line-break/>Dg&gt;</text:span></text:p>
      <text:h text:style-name="P98" text:outline-level="3"><text:bookmark-start text:name="__RefHeading___Toc134_1303404419"/>Exit from the Simulator<text:bookmark-end text:name="__RefHeading___Toc134_1303404419"/></text:h>
      <text:p text:style-name="P41">The <text:span text:style-name="Source_20_Text">q</text:span> command, the <text:span text:style-name="Source_20_Text">quit</text:span> command or an <text:span text:style-name="Source_20_Text">End-Of-File</text:span> on standard input will cause the simulator to exit. <text:s/><text:span text:style-name="T15">For example:</text:span></text:p>
      <text:p text:style-name="P70"><text:span text:style-name="Teletype">Dg&gt; </text:span><text:span text:style-name="Teletype"><text:span text:style-name="T15">quit</text:span></text:span></text:p>
      <text:h text:style-name="P95" text:outline-level="2"><text:bookmark-start text:name="__RefHeading___Toc118_1303404419"/>Examining and Modifying Machine State<text:bookmark-end text:name="__RefHeading___Toc118_1303404419"/></text:h>
      <text:p text:style-name="P43">The <text:span text:style-name="Source_20_Text"><text:span text:style-name="T2">e &lt;item&gt;</text:span></text:span> or <text:span text:style-name="Source_20_Text"><text:span text:style-name="T2">examine &lt;item&gt;</text:span></text:span> command may be used to display the contents of a register or a memory address <text:span text:style-name="T34">in octal and as characters</text:span>. <text:s/>This command requires an argument of what <text:span text:style-name="T16">item</text:span> is to be examined, a lowercase register name without quotes, “pc”, “a”, “b”, or an octal address not exceeding 7777.</text:p>
      <text:p text:style-name="P44">The <text:span text:style-name="Source_20_Text"><text:span text:style-name="T2">d &lt;item&gt; &lt;value&gt;</text:span></text:span> or <text:span text:style-name="Source_20_Text"><text:span text:style-name="T2">deposit &lt;item&gt; &lt;value&gt;</text:span></text:span> command may be used to store a new value into a register or a memory address. <text:s/>This command requires two arguments. <text:s/>The first argument is the destination, a register name or address. <text:s/>The second argument is the octal value to be stored.</text:p>
      <text:p text:style-name="P43">Examples of <text:span text:style-name="Source_20_Text">examine</text:span> and <text:span text:style-name="Source_20_Text">deposit</text:span>:</text:p>
      <text:p text:style-name="P72"><text:span text:style-name="Teletype">Dg&gt; deposit pc 543<text:line-break/>Dg&gt; examine pc<text:line-break/>PC: 0543<text:line-break/>Dg&gt; d 123 -6543210<text:line-break/>Dg&gt; e 123<text:line-break/>0123: -06543210 6YJ8</text:span></text:p>
      <text:p text:style-name="P42"><text:span text:style-name="T15">The </text:span><text:span text:style-name="Source_20_Text"><text:span text:style-name="T15">status</text:span></text:span><text:span text:style-name="T15"> command displays the overall CPU status. <text:s/>This includes PC, word at the address in the PC, registers, count of instructions executed, throttle speed, breakpoints and address compare stops. <text:s/>For example:</text:span></text:p>
      <text:p text:style-name="P71"><text:span text:style-name="Teletype">Dg&gt; status<text:line-break/>Digiac&lt; PC: 1450-&gt;15000055 A: +00000002 B: +00000000 Icnt: 15328 IPS: 60 bpt:1450 acs:3671&gt;</text:span></text:p>
      <text:h text:style-name="P87" text:outline-level="2"><text:bookmark-start text:name="__RefHeading___Toc150_1303404419"/>Running Digiac Programs<text:bookmark-end text:name="__RefHeading___Toc150_1303404419"/></text:h>
      <text:p text:style-name="P50"><text:span text:style-name="T21">The </text:span><text:span text:style-name="Source_20_Text"><text:span text:style-name="T21">go</text:span></text:span><text:span text:style-name="T21"> and </text:span><text:span text:style-name="Source_20_Text"><text:span text:style-name="T21">step</text:span></text:span><text:span text:style-name="T21"> commands are used to begin the execution of digiac instructions. <text:s/>Execution will continue until stopped by one of the “stop conditions” discussed below.</text:span></text:p>
      <text:p text:style-name="P48">When instruction execution stops, the simulator prints a message showing state typically from the last instruction executed. <text:s/>This state is composed of four fields:</text:p>
      <text:list xml:id="list3419003496" text:style-name="L2">
        <text:list-item>
          <text:p text:style-name="P113"><text:span text:style-name="T24">Icnt</text:span><text:span text:style-name="T38">: count of instructions that have been executed as a decimal integer,</text:span></text:p>
        </text:list-item>
        <text:list-item>
          <text:p text:style-name="P114"><text:span text:style-name="T24">Old PC</text:span><text:span text:style-name="T38">: address of the last instruction, terminated by “: ”,</text:span></text:p>
        </text:list-item>
        <text:list-item>
          <text:p text:style-name="P114"><text:span text:style-name="T24">Instr</text:span><text:span text:style-name="T38">: the last instruction, terminated by “ .. ”,</text:span></text:p>
        </text:list-item>
        <text:list-item>
          <text:p text:style-name="P115">Result<text:span text:style-name="T35">: a string indicating </text:span><text:span text:style-name="T36">the </text:span><text:span text:style-name="T35">side effect of the </text:span><text:span text:style-name="T36">instruction.</text:span></text:p>
        </text:list-item>
      </text:list>
      <text:p text:style-name="P51">For example, when a HLT instruction stops the CPU the state prints like this.</text:p>
      <text:p text:style-name="P76"><text:span text:style-name="Teletype"><text:s text:c="2"/>185 <text:s/>0034: 00000000 .. HALTED at 0035</text:span></text:p>
      <text:p text:style-name="P51">The result string indicates that the PC contains 0035 <text:span text:style-name="T42">after the CPU stopped. <text:s/>Here the string is repeated with the fields labeled.</text:span></text:p>
      <text:p text:style-name="P75"><text:soft-page-break/><text:span text:style-name="Teletype"><text:span text:style-name="T40">+----+------+--------+ <text:s/>+----------------<text:line-break/></text:span></text:span><text:span text:style-name="Teletype"><text:span text:style-name="T41">|</text:span></text:span><text:span text:style-name="Teletype"><text:span text:style-name="T40">Icnt|</text:span></text:span><text:span text:style-name="Teletype"><text:span text:style-name="T43">O</text:span></text:span><text:span text:style-name="Teletype"><text:span text:style-name="T40">ld_PC| Instr <text:s/>| <text:s/>| </text:span></text:span><text:span text:style-name="Teletype"><text:span text:style-name="T43">R</text:span></text:span><text:span text:style-name="Teletype"><text:span text:style-name="T40">esult string ....<text:line-break/>+----+------+--------+ <text:s/>+----------------<text:line-break/></text:span></text:span><text:span text:style-name="Teletype"><text:span text:style-name="T39"> <text:s/>185 <text:s/>0034: 00000000 .. HALTED at 0035</text:span></text:span></text:p>
      <text:p text:style-name="P116"><text:span text:style-name="T42">There is a tracing mode that can be enabled. <text:s/>If tracing is enabled, simulator state will get printed after every instruction is executed.</text:span></text:p>
      <text:h text:style-name="Heading_20_3" text:outline-level="3"><text:bookmark-start text:name="__RefHeading___Toc161_1303404419"/>Stop Conditions<text:bookmark-end text:name="__RefHeading___Toc161_1303404419"/></text:h>
      <text:p text:style-name="P66">These are the situations where execution of <text:s/>digiac instructions will stop. <text:s/>Typical messages are shown with each condition.</text:p>
      <text:list xml:id="list1476001144" text:style-name="L3">
        <text:list-item>
          <text:p text:style-name="P118">HLT instruction executed</text:p>
          <text:p text:style-name="P118"><text:span text:style-name="Teletype"><text:span text:style-name="T39"><text:s text:c="2"/>185 <text:s/>0034: 00000000 .. HALTED at 0035</text:span></text:span></text:p>
        </text:list-item>
        <text:list-item>
          <text:p text:style-name="P118">Executing an invalid or unimplemented instruction</text:p>
          <text:p text:style-name="P118"><text:span text:style-name="Teletype"><text:s text:c="2"/>187 <text:s/>0035: 76543210 .. Invalid or Unknown OPCODE 76543210 at 0035</text:span></text:p>
        </text:list-item>
        <text:list-item>
          <text:p text:style-name="P118">ZeroDivisionError during a DIV instruction</text:p>
          <text:p text:style-name="P118"><text:span text:style-name="Teletype"><text:s text:c="2"/>189 <text:s/>5000: 24401234 .. Divide by Zero Stop</text:span></text:p>
        </text:list-item>
        <text:list-item>
          <text:p text:style-name="P118">Read Tape instruction with no input file attached to the tape reader</text:p>
          <text:p text:style-name="P118"><text:span text:style-name="Teletype"><text:s text:c="2"/>191 <text:s/>5000: 60006000 .. No Tape in PTReader</text:span></text:p>
        </text:list-item>
        <text:list-item>
          <text:p text:style-name="P119">Unexpected input byte value read by the Read Tape instruction. <text:s/>An extra message is printed at time of the detection with the bad byte value and decimal position in bytes of the input file.</text:p>
          <text:p text:style-name="P126"><text:span text:style-name="Teletype">Unexpected PT character = 0x44 at offset 34<text:line-break/> <text:s/>193 <text:s/>5000: 60006000 .. next addr: <text:s text:c="4"/>6000</text:span></text:p>
        </text:list-item>
        <text:list-item>
          <text:p text:style-name="P122"><text:span text:style-name="T22">Requested number of instructions from a </text:span><text:span text:style-name="Source_20_Text"><text:span text:style-name="T22">step</text:span></text:span><text:span text:style-name="T22"> command has been executed <text:s/>An extra message with the decimal count of steps is printed if the requested number of steps was more than one.</text:span></text:p>
          <text:p text:style-name="P127"><text:span text:style-name="Teletype"><text:span text:style-name="T22">Instruction count 5 reached<text:line-break/> <text:s text:c="2"/>11 <text:s/>5000: 10605000 .. A <text:s text:c="5"/>&lt;- +00000043.</text:span></text:span></text:p>
        </text:list-item>
        <text:list-item>
          <text:p text:style-name="P120">About to execute the instruction at a Breakpoint address.</text:p>
          <text:p text:style-name="P120"><text:span text:style-name="Teletype"><text:s text:c="3"/>17 <text:s/>5003: 44005000 .. Breakpoint at 5003</text:span></text:p>
        </text:list-item>
        <text:list-item>
          <text:p text:style-name="P120">Reading or writing data from one of the Address Compare Stop addresses. <text:s/>These stops occur for load/store instructions and for instruction fetch by the CPU. <text:s/>Here are two examples</text:p>
          <text:p text:style-name="P123"><text:span text:style-name="Teletype">Read Memory address Compare Stop @ 5000<text:line-break/> <text:s text:c="2"/>21 <text:s/>4001: 14005000 .. A <text:s text:c="5"/>&lt;- +10605000<text:line-break/>Dg&gt; step<text:line-break/>Write Memory address Compare Stop @ 5000<text:line-break/> <text:s text:c="2"/>22 <text:s/>4002: 30005000 .. [5000] &lt;- +10605000</text:span></text:p>
        </text:list-item>
        <text:list-item>
          <text:p text:style-name="P121">Control-C at standard input or SIGINT received by the simulator process</text:p>
          <text:p text:style-name="P121"><text:span text:style-name="Teletype"><text:s/>3658 <text:s/>4000: 10000000 .. Control-C</text:span></text:p>
        </text:list-item>
      </text:list>
      <text:p text:style-name="P78"><text:soft-page-break/>Generally, when execution stops, the PC has been incremented and now it points to the next instruction. <text:s/>A Breakpoint is an exception to this rule because execution <text:span text:style-name="T140">i</text:span>s stopped before fetching the instruction.</text:p>
      <text:h text:style-name="Heading_20_3" text:outline-level="3"><text:bookmark-start text:name="__RefHeading___Toc120_1303404419"/><text:span text:style-name="T5">S</text:span><text:span text:style-name="T7">tarting</text:span><text:span text:style-name="T17"> Digiac Programs</text:span><text:bookmark-end text:name="__RefHeading___Toc120_1303404419"/></text:h>
      <text:p text:style-name="P45">The <text:span text:style-name="Source_20_Text"><text:span text:style-name="T2">g [&lt;addr&gt;]</text:span></text:span> or <text:span text:style-name="Source_20_Text"><text:span text:style-name="T2">go [&lt;addr&gt;]</text:span></text:span> command is used to start executing digiac instructions. <text:s/>Execution begins at the address in the PC. <text:s/>If an optional octal address argument is supplied, the PC is set to that address <text:span text:style-name="T17">before beginning execution. <text:s/>Execution continues until a new stop condition occurs. <text:s/>A message is printed when execution stops. For example:</text:span></text:p>
      <text:p text:style-name="P73"><text:span text:style-name="Source_20_Text"><text:span text:style-name="T17">Dg&gt; go 1400<text:line-break/> 15274 <text:s/>3327: 00000252 .. <text:s/>HALTED at 3330</text:span></text:span></text:p>
      <text:h text:style-name="P99" text:outline-level="3"><text:bookmark-start text:name="__RefHeading___Toc146_1303404419"/><text:span text:style-name="T9">Stepping Digiac </text:span><text:span text:style-name="T10">P</text:span><text:span text:style-name="T9">rograms</text:span><text:bookmark-end text:name="__RefHeading___Toc146_1303404419"/></text:h>
      <text:p text:style-name="P46">The <text:span text:style-name="Source_20_Text"><text:span text:style-name="T2">s </text:span></text:span><text:span text:style-name="Source_20_Text">[&lt;num_instr&gt;]</text:span> or <text:s/><text:span text:style-name="Source_20_Text"><text:span text:style-name="T2">step </text:span></text:span><text:span text:style-name="Source_20_Text">[&lt;num_instr&gt;]</text:span> command is used to execute a limited number of instructions. <text:s/><text:span text:style-name="T18">By default, o</text:span>nly one instruction will be executed. <text:s/><text:span text:style-name="T16">If an optional <text:s/></text:span>number is <text:span text:style-name="T16">supplied, that is the maximum number of instructions to be executed as a decimal integer.</text:span> <text:span text:style-name="T19">Execution will stop earlier if a new stop condition occurs. <text:s/>A message is printed when execution stops. For example:</text:span></text:p>
      <text:p text:style-name="P74"><text:span text:style-name="Source_20_Text">Dg&gt; e pc<text:line-break/>PC: 1433<text:line-break/>Dg&gt; step<text:line-break/> 15358 <text:s/>1433: 04000054 .. <text:s/>A <text:s text:c="5"/>&lt;- +00000020<text:line-break/>Dg&gt; s 10<text:line-break/>Instruction count 10 reached<text:line-break/> 15368 <text:s/>1436: 45001442 .. <text:s/>no branch<text:line-break/>Dg&gt; e pc<text:line-break/>PC: 1437</text:span></text:p>
      <text:h text:style-name="P100" text:outline-level="3"/>
      <text:h text:style-name="P106" text:outline-level="3"><text:bookmark-start text:name="__RefHeading___Toc122_1303404419"/><text:span text:style-name="T52">Using </text:span>Breakpoints<text:bookmark-end text:name="__RefHeading___Toc122_1303404419"/></text:h>
      <text:p text:style-name="P67">A breakpoint is the address of an instruction where execution should stop. <text:s/>There may be any number of breakpoints. <text:s/>When the simulator is about to fetch the instruction from a breakpoint, it will stop execution of digiac instructions. <text:s/>The PC is not incremented and the instruction at that address has not been executed.</text:p>
      <text:p text:style-name="P52"><text:span text:style-name="T20">The </text:span><text:span text:style-name="Source_20_Text"><text:span text:style-name="T20">break [&lt;addr&gt;]</text:span></text:span><text:span text:style-name="T20"> command is used to create or list breakpoints. <text:s/>When the optional octal address is specified, a breakpoint will be set at that address. <text:s/>If no address is given, all the present breakpoints will be printed out.</text:span></text:p>
      <text:p text:style-name="P53"><text:span text:style-name="T20">The </text:span><text:span text:style-name="Source_20_Text"><text:span text:style-name="T20">clear &lt;addr&gt;</text:span></text:span><text:span text:style-name="T20"> command is used to delete a breakpoint at the given address.</text:span></text:p>
      <text:p text:style-name="P55"><text:span text:style-name="T53">When execution s started by a </text:span><text:span text:style-name="Source_20_Text"><text:span text:style-name="T20">go </text:span></text:span><text:span text:style-name="T53">or a</text:span><text:span text:style-name="Source_20_Text"><text:span text:style-name="T53"> step</text:span></text:span><text:span text:style-name="T53"> <text:s/>command, a breakpoint at the initial PC is ignored for the duration of one instruction. <text:s/>This makes it more convenient to proceed from a breakpoint. <text:s/>We see this occur when the breakpoint at 6000 is initially ignored as execution is started by the </text:span><text:span text:style-name="Teletype"><text:span text:style-name="T53">go 6000</text:span></text:span><text:span text:style-name="T53"> command.</text:span></text:p>
      <text:p text:style-name="P9"><text:span text:style-name="Teletype">Dg&gt; break 6000</text:span></text:p>
      <text:p text:style-name="P10"><text:span text:style-name="Teletype">Dg&gt; break 6003</text:span></text:p>
      <text:p text:style-name="P10"><text:span text:style-name="Teletype">Dg&gt; break</text:span></text:p>
      <text:p text:style-name="P10"><text:span text:style-name="Teletype">Breakpoints: 6000 6003</text:span></text:p>
      <text:p text:style-name="P10"><text:span text:style-name="Teletype">Dg&gt; go 6000</text:span></text:p>
      <text:p text:style-name="P10"><text:span text:style-name="Teletype"><text:s/>3678 <text:s/>6003: 30005777 .. Breakpoint at 6003</text:span></text:p>
      <text:p text:style-name="P10"><text:span text:style-name="Teletype">Dg&gt; status</text:span></text:p>
      <text:p text:style-name="P10"><text:span text:style-name="Teletype">Digiac&lt; PC: 6003-&gt;30005777 A: -40120000 B: +00000000 Icnt: 3678 IPS: 60 bpt:6000:6003&gt;</text:span></text:p>
      <text:p text:style-name="P10"><text:span text:style-name="Teletype">Dg&gt; go</text:span></text:p>
      <text:p text:style-name="P11"><text:span text:style-name="Teletype"><text:s/>3680 <text:s/>6000: 30012345 .. Breakpoint at 6000</text:span></text:p>
      <text:p text:style-name="P11"><text:span text:style-name="Teletype">Dg&gt; clear 6000</text:span></text:p>
      <text:p text:style-name="P10"><text:span text:style-name="Teletype">Dg&gt; break</text:span></text:p>
      <text:p text:style-name="P10"><text:span text:style-name="Teletype">Breakpoints: 6003</text:span></text:p>
      <text:h text:style-name="P101" text:outline-level="3"/>
      <text:h text:style-name="P107" text:outline-level="3"><text:bookmark-start text:name="__RefHeading___Toc177_1303404419"/><text:span text:style-name="T50">Address Compare</text:span> Stops<text:bookmark-end text:name="__RefHeading___Toc177_1303404419"/></text:h>
      <text:p text:style-name="P68">An Address Compare Stop (ACS) is a memory address that is being monitored. <text:s/>Any reading or writing that address will print a message and raise a stop condition. <text:s/>The current digiac instruction is allowed to complete. <text:s/>ACS will trigger and a message prints out for any of these types of memory access – </text:p>
      <text:list xml:id="list3581129311" text:style-name="L4">
        <text:list-item>
          <text:p text:style-name="P124">instruction fetch,</text:p>
        </text:list-item>
        <text:list-item>
          <text:p text:style-name="P124">load/store arithmetic operand,</text:p>
        </text:list-item>
        <text:list-item>
          <text:p text:style-name="P124">I/O instruction memory access,</text:p>
        </text:list-item>
        <text:list-item>
          <text:p text:style-name="P124">fetch an instruction for simulator state / trace messages, <text:span text:style-name="T140">and </text:span></text:p>
        </text:list-item>
        <text:list-item>
          <text:p text:style-name="P125"><text:span text:style-name="T51">simulator </text:span><text:span text:style-name="Source_20_Text"><text:span text:style-name="T51">examine</text:span></text:span><text:span text:style-name="T51"> or </text:span><text:span text:style-name="Source_20_Text"><text:span text:style-name="T51">deposit</text:span></text:span><text:span text:style-name="T51"> command</text:span></text:p>
          <text:p text:style-name="P128">The <text:span text:style-name="Source_20_Text"><text:span text:style-name="T2">acstop [&lt;addr&gt;]</text:span></text:span><text:span text:style-name="T2"> command is used to create or list Address Compare Stops. <text:s/>When the optional octal address is specified, an Address Compare Stop will be set at that address. <text:s/>If no address is given, all the present Address Compare Stops will be printed out.</text:span></text:p>
        </text:list-item>
      </text:list>
      <text:p text:style-name="P54">The <text:span text:style-name="Source_20_Text"><text:span text:style-name="T2">aclear [&lt;addr&gt;]</text:span></text:span> command is used to delete an <text:span text:style-name="T2">Address Compare Stop at the given address.</text:span></text:p>
      <text:p text:style-name="P15"><text:span text:style-name="Source_20_Text">Dg&gt; acstop</text:span></text:p>
      <text:p text:style-name="P15"><text:span text:style-name="Source_20_Text">Address Compare Stops:: None</text:span></text:p>
      <text:p text:style-name="P15"><text:span text:style-name="Source_20_Text">Dg&gt; d 1000 10001000</text:span></text:p>
      <text:p text:style-name="P15"><text:span text:style-name="Source_20_Text">Dg&gt; d 1001 30001002</text:span></text:p>
      <text:p text:style-name="P15"><text:span text:style-name="Source_20_Text">Dg&gt; acstop 1002</text:span></text:p>
      <text:p text:style-name="P15"><text:span text:style-name="Source_20_Text">Dg&gt; go 1000</text:span></text:p>
      <text:p text:style-name="P15"><text:span text:style-name="Source_20_Text">Write Memory address Compare Stop @ 1002</text:span></text:p>
      <text:p text:style-name="P15"><text:span text:style-name="Source_20_Text"><text:s text:c="4"/>2 <text:s/>1001: 30001002 .. [1002] &lt;- +10001000</text:span></text:p>
      <text:p text:style-name="P15"><text:span text:style-name="Source_20_Text">Dg&gt; go</text:span></text:p>
      <text:p text:style-name="P15"><text:span text:style-name="Source_20_Text">Read Memory address Compare Stop @ 1002</text:span></text:p>
      <text:p text:style-name="P15"><text:span text:style-name="Source_20_Text">Read Memory address Compare Stop @ 1002</text:span></text:p>
      <text:p text:style-name="P15"><text:span text:style-name="Source_20_Text"><text:s text:c="4"/>3 <text:s/>1002: 10001000 .. A <text:s text:c="5"/>&lt;- +10001000</text:span></text:p>
      <text:p text:style-name="P15"><text:span text:style-name="Source_20_Text">Dg&gt; aclear 1002</text:span></text:p>
      <text:p text:style-name="P15"><text:span text:style-name="Source_20_Text"/></text:p>
      <text:h text:style-name="Heading_20_3" text:outline-level="3"><text:bookmark-start text:name="__RefHeading___Toc124_1303404419"/>Throttling<text:bookmark-end text:name="__RefHeading___Toc124_1303404419"/></text:h>
      <text:p text:style-name="P56"><text:span text:style-name="T55">The emulated digiac CPU is by default limited to a historically realistic speed of 60 instructions per second (IPS). <text:s/>The speed is set or examined by the </text:span><text:span text:style-name="Source_20_Text"><text:span text:style-name="T2">throttle [&lt;value&gt;] </text:span></text:span><text:span text:style-name="T55"><text:s/>command. <text:s/>If present the value must be a non-negative decimal integer. <text:s/>If the value is set to zero, the speed is not limited.</text:span></text:p>
      <text:p text:style-name="P12"><text:span text:style-name="Teletype">Dg&gt; throttle</text:span></text:p>
      <text:p text:style-name="P13"><text:span text:style-name="Teletype">60 Instr/sec</text:span></text:p>
      <text:p text:style-name="P13"><text:span text:style-name="Teletype">Dg&gt; throttle 0</text:span></text:p>
      <text:p text:style-name="P13"><text:span text:style-name="Teletype">Dg&gt; throttle</text:span></text:p>
      <text:p text:style-name="P13"><text:span text:style-name="Teletype">not throttled</text:span></text:p>
      <text:h text:style-name="P100" text:outline-level="3"/>
      <text:h text:style-name="P106" text:outline-level="3"><text:bookmark-start text:name="__RefHeading___Toc185_1303404419"/>Tracing <text:span text:style-name="T54">Digiac Instruction Execution</text:span><text:bookmark-end text:name="__RefHeading___Toc185_1303404419"/></text:h>
      <text:p text:style-name="P47">T<text:span text:style-name="T56">he simulator has one byte of trace flags that may be set or examined by the </text:span><text:span text:style-name="Source_20_Text"><text:span text:style-name="T56">trace [&lt;value&gt;]</text:span></text:span><text:span text:style-name="T56"> command. <text:s/>If the value is present, the trace flags are set; otherwise they are displayed. <text:s/>When the low-order bit is set, the simulator will print out the machine state for every instruction executed. <text:s/>This shows much detail of the executing program.</text:span></text:p>
      <text:p text:style-name="P14"><text:span text:style-name="Teletype">Dg&gt; trace</text:span></text:p>
      <text:p text:style-name="P14"><text:span text:style-name="Teletype">trace flags: 00h</text:span></text:p>
      <text:p text:style-name="P14"><text:span text:style-name="Teletype">Dg&gt; trace 1</text:span></text:p>
      <text:p text:style-name="P14"><text:span text:style-name="Teletype">Dg&gt; step 8</text:span></text:p>
      <text:p text:style-name="P14"><text:span text:style-name="Teletype"><text:s text:c="4"/>6 <text:s/>0000: 60000000 .. next addr: <text:s text:c="4"/>0100</text:span></text:p>
      <text:p text:style-name="P14"><text:span text:style-name="Teletype"><text:s text:c="4"/>7 <text:s/>0001: 10000000 .. A <text:s text:c="5"/>&lt;- +60000000</text:span></text:p>
      <text:p text:style-name="P14"><text:span text:style-name="Teletype"><text:s text:c="4"/>8 <text:s/>0002: 14610001 .. A <text:s text:c="5"/>&lt;- +60000100</text:span></text:p>
      <text:p text:style-name="P14"><text:span text:style-name="Teletype"><text:s text:c="4"/>9 <text:s/>0003: 30000000 .. [0000] &lt;- +60000100</text:span></text:p>
      <text:p text:style-name="P14"><text:span text:style-name="Teletype"><text:s text:c="3"/>10 <text:s/>0004: 15000037 .. A <text:s text:c="5"/>&lt;- -00003200</text:span></text:p>
      <text:p text:style-name="P14"><text:span text:style-name="Teletype"><text:s text:c="3"/>11 <text:s/>0005: 45000000 .. PC <text:s text:c="4"/>&lt;- <text:s text:c="5"/>0000</text:span></text:p>
      <text:p text:style-name="P14"><text:span text:style-name="Teletype"><text:s text:c="3"/>12 <text:s/>0000: 60000100 .. next addr: <text:s text:c="4"/>0200</text:span></text:p>
      <text:p text:style-name="P14"><text:span text:style-name="Teletype"><text:s text:c="3"/>13 <text:s/>0001: 10000000 .. A <text:s text:c="5"/>&lt;- +60000100</text:span></text:p>
      <text:p text:style-name="P14"><text:span text:style-name="Teletype">Instruction count 8 reached</text:span></text:p>
      <text:h text:style-name="P88" text:outline-level="2"><text:bookmark-start text:name="__RefHeading___Toc126_1303404419"/>Connecting to Data Files<text:bookmark-end text:name="__RefHeading___Toc126_1303404419"/></text:h>
      <text:p text:style-name="P58">The <text:span text:style-name="Source_20_Text"><text:span text:style-name="T2">attach </text:span></text:span><text:span text:style-name="Source_20_Text">&lt;device&gt; &lt;file&gt;</text:span> command is used to connect a binary data file to an emulated digiac device. <text:s/>The <text:span text:style-name="Source_20_Text">de</text:span><text:span text:style-name="Source_20_Text"><text:span text:style-name="T2">tach </text:span></text:span><text:span text:style-name="Source_20_Text">&lt;device&gt;</text:span> command breaks the connection and closes the file.</text:p>
      <text:p text:style-name="P58">The <text:span text:style-name="Source_20_Text">&lt;device&gt;</text:span> must be one of the supported devices. <text:s/>At present only the paper tape reader, “<text:span text:style-name="Source_20_Text">ptr</text:span>”, is supported.</text:p>
      <text:p text:style-name="P59"><text:span text:style-name="Source_20_Text"><text:span text:style-name="T57">&lt;file&gt;</text:span></text:span> is the path to a file visible in the local filesystem.</text:p>
      <text:p text:style-name="P17"><text:span text:style-name="Source_20_Text">Dg&gt; attach ptr tape/stok.ptp</text:span></text:p>
      <text:p text:style-name="P17"><text:span text:style-name="Source_20_Text">Dg&gt; detach ptr</text:span></text:p>
      <text:h text:style-name="P86" text:outline-level="2"><text:bookmark-start text:name="__RefHeading___Toc128_1303404419"/><text:span text:style-name="T3">Getting </text:span><text:span text:style-name="T5">H</text:span><text:span text:style-name="T3">elp</text:span><text:bookmark-end text:name="__RefHeading___Toc128_1303404419"/></text:h>
      <text:p text:style-name="P57">The <text:span text:style-name="Source_20_Text"><text:span text:style-name="T2">help</text:span></text:span> command can be used to get brief usage messages for the CLI command set.</text:p>
      <text:p text:style-name="P16"><text:span text:style-name="Source_20_Text">Dg&gt; help help</text:span></text:p>
      <text:p text:style-name="P16"><text:span text:style-name="Source_20_Text">List available commands with "help" or detailed help with "help cmd".</text:span></text:p>
      <text:p text:style-name="P16"><text:span text:style-name="Source_20_Text">Dg&gt; help go</text:span></text:p>
      <text:p text:style-name="P16"><text:span text:style-name="Source_20_Text">Start or continue instruction execution: GO [addr]</text:span></text:p>
      <text:p text:style-name="P16"><text:span text:style-name="Source_20_Text">Dg&gt; help break</text:span></text:p>
      <text:p text:style-name="P16"><text:span text:style-name="Source_20_Text">Set breakpoint at addr: BREAK [1234]</text:span></text:p>
      <text:h text:style-name="P89" text:outline-level="2"/>
      <text:h text:style-name="P96" text:outline-level="2"><text:bookmark-start text:name="__RefHeading___Toc152_1303404419"/>Debugging the Simulator<text:bookmark-end text:name="__RefHeading___Toc152_1303404419"/></text:h>
      <text:p text:style-name="P59">The Python <text:a xlink:type="simple" xlink:href="https://docs.python.org/3/library/pdb.html#module-pdb" text:style-name="Internet_20_link" text:visited-style-name="Visited_20_Internet_20_Link">pdb</text:a> debugger may be activated to debug the digiac simulator.</text:p>
      <text:p text:style-name="P18"><text:span text:style-name="Source_20_Text">Dg&gt; pdb</text:span></text:p>
      <text:p text:style-name="P18"><text:span text:style-name="Source_20_Text">--Return--</text:span></text:p>
      <text:p text:style-name="P18"><text:span text:style-name="Source_20_Text">&gt; /home/rne/digiac-3080/sim3080.py(41)do_pdb()-&gt;None</text:span></text:p>
      <text:p text:style-name="P18"><text:span text:style-name="Source_20_Text">-&gt; set_trace()</text:span></text:p>
      <text:p text:style-name="P18"><text:span text:style-name="Source_20_Text">(Pdb) break self.do_go</text:span></text:p>
      <text:p text:style-name="P18"><text:span text:style-name="Source_20_Text">Breakpoint 1 at /home/rne/digiac-3080/sim3080.py:213</text:span></text:p>
      <text:p text:style-name="P18"><text:span text:style-name="Source_20_Text">(Pdb) cont</text:span></text:p>
      <text:p text:style-name="P18"><text:span text:style-name="Source_20_Text">Dg&gt; go 1000</text:span></text:p>
      <text:p text:style-name="P18"><text:span text:style-name="Source_20_Text">&gt; /home/rne/digiac-3080/sim3080.py(215)do_go()</text:span></text:p>
      <text:p text:style-name="P18"><text:span text:style-name="Source_20_Text">-&gt; args = arg.split()</text:span></text:p>
      <text:p text:style-name="P18"><text:span text:style-name="Source_20_Text">(Pdb) next</text:span></text:p>
      <text:p text:style-name="P18"><text:span text:style-name="Source_20_Text">&gt; /home/rne/digiac-3080/sim3080.py(216)do_go()</text:span></text:p>
      <text:p text:style-name="P18"><text:span text:style-name="Source_20_Text">-&gt; if len(args):</text:span></text:p>
      <text:p text:style-name="P18"><text:span text:style-name="Source_20_Text">(Pdb) </text:span></text:p>
      <text:h text:style-name="P90" text:outline-level="2"><text:bookmark-start text:name="__RefHeading___Toc165_1303404419"/>Loading <text:span text:style-name="T58">and Running the Stock Market Game</text:span><text:bookmark-end text:name="__RefHeading___Toc165_1303404419"/></text:h>
      <text:p text:style-name="Text_20_body">There is no dedicated facility for the simulator to load or dump memory contents. <text:s/>However a <text:span text:style-name="T59">very </text:span><text:s/>small <text:span text:style-name="T59">bootstrap </text:span>loader program can be deposited into memory to read media.</text:p>
      <text:p text:style-name="Text_20_body">The Stock Market game works in this way. <text:s/>A one-instruction program to read 64 words from tape into memory at address <text:span text:style-name="T59">zero is used. <text:s/>Data read by this instruction would supply the rest of the loader. <text:s/>The loader automatically runs to read the game into memory. <text:s/>Finally t</text:span>he loader prints “READY” and halts after all of the tape <text:span text:style-name="T59">ha</text:span>s <text:span text:style-name="T59">been</text:span> read.</text:p>
      <text:p text:style-name="P19"><text:span text:style-name="Source_20_Text">Dg&gt; attach ptr tape/stok.ptp</text:span></text:p>
      <text:p text:style-name="P19"><text:span text:style-name="Source_20_Text">Dg&gt; deposit 0000 60000000</text:span></text:p>
      <text:p text:style-name="P19"><text:span text:style-name="Source_20_Text">Dg&gt; go 0000</text:span></text:p>
      <text:p text:style-name="P19"><text:span text:style-name="Source_20_Text">READY</text:span></text:p>
      <text:p text:style-name="P19"><text:span text:style-name="Source_20_Text"><text:s text:c="2"/>185 <text:s/>0034: 00000000 .. HALTED at 0035</text:span></text:p>
      <text:p text:style-name="P60"/>
      <text:p text:style-name="P61">To play the game we need to know that the program start / restart address is 1400.</text:p>
      <text:p text:style-name="P20"><text:span text:style-name="Source_20_Text">Dg&gt; go 1400</text:span></text:p>
      <text:p text:style-name="P20"><text:span text:style-name="Source_20_Text"/></text:p>
      <text:p text:style-name="P20"><text:span text:style-name="Source_20_Text"><text:s text:c="28"/>WELCOME TO THE 3080 BIG BOARD.</text:span></text:p>
      <text:p text:style-name="P20"><text:span text:style-name="Source_20_Text"/></text:p>
      <text:p text:style-name="P20"><text:span text:style-name="Source_20_Text">TYPE EACH REPLY AND SPACE UNTIL THE CARRIAGE RETURNS.</text:span></text:p>
      <text:p text:style-name="P20"><text:span text:style-name="Source_20_Text"/></text:p>
      <text:p text:style-name="P21"><text:span text:style-name="Source_20_Text"><text:span text:style-name="T2">DO YOU KNOW HOW TO PLAY?</text:span></text:span></text:p>
      <text:h text:style-name="P85" text:outline-level="1"><text:bookmark-start text:name="__RefHeading___Toc107_1303404419"/><text:span text:style-name="Source_20_Text"><text:span text:style-name="T3">The Digiac3080 API</text:span></text:span><text:bookmark-end text:name="__RefHeading___Toc107_1303404419"/></text:h>
      <text:p text:style-name="P22">The <text:span text:style-name="T61">module</text:span> <text:span text:style-name="Source_20_Text"><text:span text:style-name="T1">digiac.py</text:span></text:span><text:span text:style-name="T1"> provides an API for executing Digiac-3080 instructions. <text:s/></text:span>The API is encapsulated in the class <text:span text:style-name="Source_20_Text">Digiac3080</text:span>. <text:s text:c="2"/><text:span text:style-name="T60">This chapter documents the public interface to that class.</text:span></text:p>
      <text:p text:style-name="P23">25-bit digiac words have two representations. <text:s/>The simulated registers use a tuple of (sign, magnitude) to store a one-bit sign and an unsigned 24-bit magnitude. <text:s/>Simulated memory is an array of 32-bit integers; magnitude in the low-order 24 bits and sign in the next bit, leaving seven high order bits unused.</text:p>
      <text:h text:style-name="P91" text:outline-level="2"><text:bookmark-start text:name="__RefHeading___Toc1118_1303404419"/><text:span text:style-name="Source_20_Text"><text:span text:style-name="T104">Creating an emulated </text:span></text:span><text:span text:style-name="Source_20_Text"><text:span text:style-name="T48">D</text:span></text:span><text:span text:style-name="Source_20_Text"><text:span text:style-name="T49">igiac-3080</text:span></text:span><text:bookmark-end text:name="__RefHeading___Toc1118_1303404419"/></text:h>
      <text:p text:style-name="P64"><text:span text:style-name="Source_20_Text"><text:span text:style-name="T63">When the </text:span></text:span><text:span text:style-name="Source_20_Text"><text:span text:style-name="T103">Digiac3080</text:span></text:span><text:span text:style-name="Source_20_Text"><text:span text:style-name="T63"> class is instantiated, machine state with random data in memory is created. <text:s/></text:span></text:span><text:span text:style-name="Source_20_Text"><text:span text:style-name="T92">These python statements create </text:span></text:span><text:span text:style-name="Source_20_Text"><text:span text:style-name="T93">an emulated machine </text:span></text:span><text:span text:style-name="Source_20_Text"><text:span text:style-name="T122">d</text:span></text:span><text:span text:style-name="Source_20_Text"><text:span text:style-name="T93">.</text:span></text:span></text:p>
      <text:p text:style-name="P4"><text:span text:style-name="Source_20_Text">from digiac import Digiac3080</text:span></text:p>
      <text:p text:style-name="P5"><text:span text:style-name="Source_20_Text">d = Digiac3080()</text:span></text:p>
      <text:p text:style-name="P63">The object <text:span text:style-name="Source_20_Text">d</text:span> exposes the machine state via attributes and properties. <text:s/>It provides functions for referencing memory and for executing instructions.</text:p>
      <text:h text:style-name="P92" text:outline-level="2"><text:bookmark-start text:name="__RefHeading___Toc1120_1303404419"/><text:span text:style-name="Source_20_Text"><text:span text:style-name="T120">Attributes of Digiac3080</text:span></text:span><text:bookmark-end text:name="__RefHeading___Toc1120_1303404419"/></text:h>
      <text:p text:style-name="P23">The module provides these public attributes:</text:p>
      <text:p text:style-name="P8"><text:span text:style-name="Source_20_Text"><text:span text:style-name="T28">d.</text:span></text:span><text:span text:style-name="Source_20_Text"><text:span text:style-name="T23">a</text:span></text:span><text:tab/><text:tab/>A register <text:span text:style-name="T105">content</text:span> as a tuple of (sign, magnitude).</text:p>
      <text:p text:style-name="P6"><text:span text:style-name="Source_20_Text"><text:span text:style-name="T28">d.</text:span></text:span><text:span text:style-name="Source_20_Text"><text:span text:style-name="T23">b</text:span></text:span><text:span text:style-name="T105"><text:tab/><text:tab/>B</text:span> register <text:span text:style-name="T105">content</text:span> as a tuple of (sign, magnitude).</text:p>
      <text:p text:style-name="P25"><text:span text:style-name="Source_20_Text"><text:span text:style-name="T28">d.</text:span></text:span><text:span text:style-name="Source_20_Text"><text:span text:style-name="T45">acs</text:span></text:span><text:span text:style-name="Source_20_Text"><text:span text:style-name="T64"><text:tab/></text:span></text:span><text:span text:style-name="Source_20_Text"><text:span text:style-name="T70">list of Address Compare Stop addresses</text:span></text:span><text:span text:style-name="Source_20_Text"><text:span text:style-name="T69">.</text:span></text:span></text:p>
      <text:p text:style-name="P24"><text:span text:style-name="Source_20_Text"><text:span text:style-name="T28">d.</text:span></text:span><text:span text:style-name="Source_20_Text"><text:span text:style-name="T27">bpt</text:span></text:span><text:span text:style-name="Source_20_Text"><text:span text:style-name="T64"><text:tab/></text:span></text:span><text:span text:style-name="Source_20_Text"><text:span text:style-name="T70">list of breakpoints addresses</text:span></text:span><text:span text:style-name="Source_20_Text"><text:span text:style-name="T69">.</text:span></text:span></text:p>
      <text:p text:style-name="P7"><text:span text:style-name="Source_20_Text"><text:span text:style-name="T28">d.</text:span></text:span><text:span text:style-name="Source_20_Text"><text:span text:style-name="T23">instruction_count</text:span></text:span><text:line-break/><text:tab/><text:tab/><text:span text:style-name="T105">the number of instructions that have been executed.</text:span></text:p>
      <text:p text:style-name="P28"><text:span text:style-name="Source_20_Text"><text:span text:style-name="T28">d.</text:span></text:span><text:span text:style-name="Source_20_Text"><text:span text:style-name="T26">ips</text:span></text:span><text:span text:style-name="Source_20_Text"><text:span text:style-name="T64"><text:tab/></text:span></text:span><text:span text:style-name="Source_20_Text"><text:span text:style-name="T69">the number of instructions per second. <text:s/>If this value is non-zero, the emulator will sleep <text:s/></text:span></text:span><text:span text:style-name="Source_20_Text"><text:span text:style-name="T106">(1/value) </text:span></text:span><text:span text:style-name="Source_20_Text"><text:span text:style-name="T69">seconds for every digiac instruction executed.</text:span></text:span></text:p>
      <text:p text:style-name="P7"><text:span text:style-name="Source_20_Text"><text:span text:style-name="T28">d.</text:span></text:span><text:span text:style-name="Source_20_Text"><text:span text:style-name="T23">pc</text:span></text:span><text:tab/><text:tab/>the program counter, a 12-bit unsigned integer.</text:p>
      <text:p text:style-name="P29"><text:span text:style-name="Source_20_Text"><text:span text:style-name="T28">d.</text:span></text:span><text:span text:style-name="Source_20_Text"><text:span text:style-name="T44">ptp</text:span></text:span><text:span text:style-name="Source_20_Text"><text:span text:style-name="T64"><text:tab/></text:span></text:span><text:span text:style-name="Source_20_Text"><text:span text:style-name="T69">the file </text:span></text:span><text:span text:style-name="Source_20_Text"><text:span text:style-name="T86">object</text:span></text:span><text:span text:style-name="Source_20_Text"><text:span text:style-name="T69"> for the paper tape punch. <text:s/>The caller must handle </text:span></text:span><text:span text:style-name="Source_20_Text"><text:span text:style-name="T106">attach</text:span></text:span><text:span text:style-name="Source_20_Text"><text:span text:style-name="T107"> </text:span></text:span><text:span text:style-name="Source_20_Text"><text:span text:style-name="T69">and</text:span></text:span><text:span text:style-name="Source_20_Text"><text:span text:style-name="T106"> detach</text:span></text:span><text:span text:style-name="Source_20_Text"><text:span text:style-name="T69">, respecti</text:span></text:span><text:span text:style-name="Source_20_Text"><text:span text:style-name="T70">vely, by </text:span></text:span><text:span text:style-name="Source_20_Text"><text:span text:style-name="T69">open</text:span></text:span><text:span text:style-name="Source_20_Text"><text:span text:style-name="T70">ing a file and setting this attribute to the file object or </text:span></text:span><text:span text:style-name="Source_20_Text"><text:span text:style-name="T80">to</text:span></text:span><text:span text:style-name="Source_20_Text"><text:span text:style-name="T70"> </text:span></text:span><text:span text:style-name="Source_20_Text"><text:span text:style-name="T108">None</text:span></text:span><text:span text:style-name="Source_20_Text"><text:span text:style-name="T70"> when no file is attached.</text:span></text:span></text:p>
      <text:p text:style-name="P29"><text:span text:style-name="Source_20_Text"><text:span text:style-name="T28">d.</text:span></text:span><text:span text:style-name="Source_20_Text"><text:span text:style-name="T26">ptr</text:span></text:span><text:span text:style-name="Source_20_Text"><text:span text:style-name="T64"><text:tab/></text:span></text:span><text:span text:style-name="Source_20_Text"><text:span text:style-name="T69">the file </text:span></text:span><text:span text:style-name="Source_20_Text"><text:span text:style-name="T86">object</text:span></text:span><text:span text:style-name="Source_20_Text"><text:span text:style-name="T69"> for the paper tape </text:span></text:span><text:span text:style-name="Source_20_Text"><text:span text:style-name="T86">r</text:span></text:span><text:span text:style-name="Source_20_Text"><text:span text:style-name="T87">eader</text:span></text:span><text:span text:style-name="Source_20_Text"><text:span text:style-name="T69">. <text:s/>The caller must handle </text:span></text:span><text:span text:style-name="Source_20_Text"><text:span text:style-name="T106">attach</text:span></text:span><text:span text:style-name="Source_20_Text"><text:span text:style-name="T107"> </text:span></text:span><text:span text:style-name="Source_20_Text"><text:span text:style-name="T69">and</text:span></text:span><text:span text:style-name="Source_20_Text"><text:span text:style-name="T106"> detach</text:span></text:span><text:span text:style-name="Source_20_Text"><text:span text:style-name="T69">, respecti</text:span></text:span><text:span text:style-name="Source_20_Text"><text:span text:style-name="T70">vely, by </text:span></text:span><text:span text:style-name="Source_20_Text"><text:span text:style-name="T69">open</text:span></text:span><text:span text:style-name="Source_20_Text"><text:span text:style-name="T70">ing a file and setting this attribute to the file object or </text:span></text:span><text:span text:style-name="Source_20_Text"><text:span text:style-name="T71">to</text:span></text:span><text:span text:style-name="Source_20_Text"><text:span text:style-name="T70"> </text:span></text:span><text:span text:style-name="Source_20_Text"><text:span text:style-name="T108">None</text:span></text:span><text:span text:style-name="Source_20_Text"><text:span text:style-name="T70"> when no file is attached.</text:span></text:span></text:p>
      <text:p text:style-name="P30"><text:span text:style-name="Source_20_Text"><text:span text:style-name="T28">d.</text:span></text:span><text:span text:style-name="Source_20_Text"><text:span text:style-name="T44">r</text:span></text:span><text:span text:style-name="Source_20_Text"><text:span text:style-name="T45">un</text:span></text:span><text:span text:style-name="Source_20_Text"><text:span text:style-name="T64"><text:tab/></text:span></text:span><text:span text:style-name="Source_20_Text"><text:span text:style-name="T69">th</text:span></text:span><text:span text:style-name="Source_20_Text"><text:span text:style-name="T70">is attribute advises the caller whether the CPU should stop executing digiac instructions. <text:s/>The </text:span></text:span><text:span text:style-name="Source_20_Text"><text:span text:style-name="T69">instruction </text:span></text:span><text:span text:style-name="Source_20_Text"><text:span text:style-name="T70">emulator will set this attrubute to </text:span></text:span><text:span text:style-name="Source_20_Text"><text:span text:style-name="T108">False</text:span></text:span><text:span text:style-name="Source_20_Text"><text:span text:style-name="T70"> if a stop condition occurs. <text:s/></text:span></text:span><text:span text:style-name="Source_20_Text"><text:span text:style-name="T80">A c</text:span></text:span><text:span text:style-name="Source_20_Text"><text:span text:style-name="T70">aller should set </text:span></text:span><text:span text:style-name="Source_20_Text"><text:span text:style-name="T28">d.</text:span></text:span><text:span text:style-name="Source_20_Text"><text:span text:style-name="T44">r</text:span></text:span><text:span text:style-name="Source_20_Text"><text:span text:style-name="T45">un</text:span></text:span><text:span text:style-name="Source_20_Text"><text:span text:style-name="T70"> t</text:span></text:span><text:span text:style-name="Source_20_Text"><text:span text:style-name="T80">o</text:span></text:span><text:span text:style-name="Source_20_Text"><text:span text:style-name="T70"> </text:span></text:span><text:span text:style-name="Source_20_Text"><text:span text:style-name="T108">True</text:span></text:span><text:span text:style-name="Source_20_Text"><text:span text:style-name="T70"> before calling </text:span></text:span><text:span text:style-name="Source_20_Text"><text:span text:style-name="T108">d.exec()</text:span></text:span><text:span text:style-name="Source_20_Text"><text:span text:style-name="T70"> to indicate that any </text:span></text:span><text:span text:style-name="Source_20_Text"><text:span text:style-name="T80">prior </text:span></text:span><text:span text:style-name="Source_20_Text"><text:span text:style-name="T70">stop condition has been handled.</text:span></text:span></text:p>
      <text:h text:style-name="P92" text:outline-level="2"><text:bookmark-start text:name="__RefHeading___Toc1122_1303404419"/><text:soft-page-break/><text:span text:style-name="Source_20_Text"><text:span text:style-name="T120">Properties of Digiac3080</text:span></text:span><text:bookmark-end text:name="__RefHeading___Toc1122_1303404419"/></text:h>
      <text:p text:style-name="P26"><text:span text:style-name="Source_20_Text"><text:span text:style-name="T71">These properties are available:</text:span></text:span></text:p>
      <text:p text:style-name="P34"><text:span text:style-name="Source_20_Text"><text:span text:style-name="T29">d.</text:span></text:span><text:span text:style-name="Source_20_Text"><text:span text:style-name="T28">areg_string</text:span></text:span><text:span text:style-name="Source_20_Text"><text:span text:style-name="T64"><text:tab/></text:span></text:span><text:span text:style-name="Source_20_Text"><text:span text:style-name="T72">T</text:span></text:span><text:span text:style-name="Source_20_Text"><text:span text:style-name="T69">h</text:span></text:span><text:span text:style-name="Source_20_Text"><text:span text:style-name="T72">e value is a formatted string to display the contents of the A register showing register name, sign and magnitude. </text:span></text:span><text:span text:style-name="Source_20_Text"><text:span text:style-name="T73">For example:<text:line-break/><text:tab/>"</text:span></text:span><text:span text:style-name="Teletype"><text:span text:style-name="T37">A: +00000002</text:span></text:span><text:span text:style-name="Source_20_Text"><text:span text:style-name="T73">"</text:span></text:span></text:p>
      <text:p text:style-name="P31"><text:span text:style-name="Source_20_Text"><text:span text:style-name="T29">d.</text:span></text:span><text:span text:style-name="Source_20_Text"><text:span text:style-name="T46">b</text:span></text:span><text:span text:style-name="Source_20_Text"><text:span text:style-name="T28">reg_string</text:span></text:span><text:span text:style-name="Source_20_Text"><text:span text:style-name="T64"><text:tab/></text:span></text:span><text:span text:style-name="Source_20_Text"><text:span text:style-name="T72">T</text:span></text:span><text:span text:style-name="Source_20_Text"><text:span text:style-name="T69">h</text:span></text:span><text:span text:style-name="Source_20_Text"><text:span text:style-name="T72">e value is a formatted string to display the contents of the </text:span></text:span><text:span text:style-name="Source_20_Text"><text:span text:style-name="T88">B</text:span></text:span><text:span text:style-name="Source_20_Text"><text:span text:style-name="T72"> register showing register name, sign and magnitude.</text:span></text:span></text:p>
      <text:h text:style-name="P93" text:outline-level="2"><text:bookmark-start text:name="__RefHeading___Toc1124_1303404419"/><text:span text:style-name="Source_20_Text"><text:span text:style-name="T121">Functions of Digiac3080</text:span></text:span><text:bookmark-end text:name="__RefHeading___Toc1124_1303404419"/></text:h>
      <text:p text:style-name="P64"><text:span text:style-name="Source_20_Text"><text:span text:style-name="T93">These functions are provided by the emulator:</text:span></text:span></text:p>
      <text:p text:style-name="P27"/>
      <text:p text:style-name="P32"><text:span text:style-name="Source_20_Text"><text:span text:style-name="T29">d.</text:span></text:span><text:span text:style-name="Source_20_Text"><text:span text:style-name="T30">rm(addr)</text:span></text:span><text:span text:style-name="Source_20_Text"><text:span text:style-name="T64"><text:tab/></text:span></text:span><text:span text:style-name="Source_20_Text"><text:span text:style-name="T74">Reads memory and returns the digiac word from the </text:span></text:span><text:span text:style-name="Source_20_Text"><text:span text:style-name="T30">addr</text:span></text:span><text:span text:style-name="Source_20_Text"><text:span text:style-name="T74"> address in the low-order 25 bits. <text:s/>A</text:span></text:span><text:span text:style-name="Source_20_Text"><text:span text:style-name="T85">n ACS</text:span></text:span><text:span text:style-name="Source_20_Text"><text:span text:style-name="T74"> stop condition occurs if </text:span></text:span><text:span text:style-name="Source_20_Text"><text:span text:style-name="T30">addr</text:span></text:span><text:span text:style-name="Source_20_Text"><text:span text:style-name="T74"> is a member of the </text:span></text:span><text:span text:style-name="Source_20_Text"><text:span text:style-name="T29">d.</text:span></text:span><text:span text:style-name="Source_20_Text"><text:span text:style-name="T30">acs</text:span></text:span><text:span text:style-name="Source_20_Text"><text:span text:style-name="T74"> list.</text:span></text:span></text:p>
      <text:p text:style-name="P33"><text:span text:style-name="Source_20_Text"><text:span text:style-name="T29">d.</text:span></text:span><text:span text:style-name="Source_20_Text"><text:span text:style-name="T30">w</text:span></text:span><text:span text:style-name="Source_20_Text"><text:span text:style-name="T47">m(addr,val)</text:span></text:span><text:span text:style-name="Source_20_Text"><text:span text:style-name="T69"><text:tab/></text:span></text:span><text:span text:style-name="Source_20_Text"><text:span text:style-name="T74">Writes the 32-bit </text:span></text:span><text:span text:style-name="Source_20_Text"><text:span text:style-name="T72">value </text:span></text:span><text:span text:style-name="Source_20_Text"><text:span text:style-name="T47">val</text:span></text:span><text:span text:style-name="Source_20_Text"><text:span text:style-name="T72"> </text:span></text:span><text:span text:style-name="Source_20_Text"><text:span text:style-name="T75">into </text:span></text:span><text:span text:style-name="Source_20_Text"><text:span text:style-name="T72">the </text:span></text:span><text:span text:style-name="Source_20_Text"><text:span text:style-name="T75">memory at t</text:span></text:span><text:span text:style-name="Source_20_Text"><text:span text:style-name="T74">he </text:span></text:span><text:span text:style-name="Source_20_Text"><text:span text:style-name="T30">addr</text:span></text:span><text:span text:style-name="Source_20_Text"><text:span text:style-name="T74"> address. <text:s/>A</text:span></text:span><text:span text:style-name="Source_20_Text"><text:span text:style-name="T85">n ACS</text:span></text:span><text:span text:style-name="Source_20_Text"><text:span text:style-name="T74"> stop condition occurs if </text:span></text:span><text:span text:style-name="Source_20_Text"><text:span text:style-name="T30">addr</text:span></text:span><text:span text:style-name="Source_20_Text"><text:span text:style-name="T74"> is a member of the </text:span></text:span><text:span text:style-name="Source_20_Text"><text:span text:style-name="T29">d.</text:span></text:span><text:span text:style-name="Source_20_Text"><text:span text:style-name="T30">acs</text:span></text:span><text:span text:style-name="Source_20_Text"><text:span text:style-name="T74"> list.</text:span></text:span></text:p>
      <text:p text:style-name="P35"><text:span text:style-name="Source_20_Text"><text:span text:style-name="T29">d.</text:span></text:span><text:span text:style-name="Source_20_Text"><text:span text:style-name="T31">exec()</text:span></text:span><text:span text:style-name="Source_20_Text"><text:span text:style-name="T69"><text:tab/></text:span></text:span><text:span text:style-name="Source_20_Text"><text:span text:style-name="T75">Execute </text:span></text:span><text:span text:style-name="Source_20_Text"><text:span text:style-name="T89">t</text:span></text:span><text:span text:style-name="Source_20_Text"><text:span text:style-name="T90">he</text:span></text:span><text:span text:style-name="Source_20_Text"><text:span text:style-name="T75"> digiac instruction </text:span></text:span><text:span text:style-name="Source_20_Text"><text:span text:style-name="T76">at the address </text:span></text:span><text:span text:style-name="Source_20_Text"><text:span text:style-name="T28">d.</text:span></text:span><text:span text:style-name="Source_20_Text"><text:span text:style-name="T25">pc </text:span></text:span><text:span text:style-name="Source_20_Text"><text:span text:style-name="T75">and return the result string. <text:s/></text:span></text:span><text:span text:style-name="Source_20_Text"><text:span text:style-name="T77">If a stop condition occurs, </text:span></text:span><text:span text:style-name="Source_20_Text"><text:span text:style-name="T25">d.run</text:span></text:span><text:span text:style-name="Source_20_Text"><text:span text:style-name="T77"> will be set to </text:span></text:span><text:span text:style-name="Source_20_Text"><text:span text:style-name="T25">False</text:span></text:span><text:span text:style-name="Source_20_Text"><text:span text:style-name="T77">. <text:s/>Unless interrupted by a </text:span></text:span><text:span text:style-name="Source_20_Text"><text:span text:style-name="T78">b</text:span></text:span><text:span text:style-name="Source_20_Text"><text:span text:style-name="T77">reakpoint or Control-C, </text:span></text:span><text:span text:style-name="Source_20_Text"><text:span text:style-name="T110">d.</text:span></text:span><text:span text:style-name="Source_20_Text"><text:span text:style-name="T109">exec()</text:span></text:span><text:span text:style-name="Source_20_Text"><text:span text:style-name="T77"> does these actions:</text:span></text:span></text:p>
      <text:list xml:id="list4144595140" text:style-name="L5">
        <text:list-item>
          <text:p text:style-name="P108"><text:span text:style-name="Source_20_Text"><text:span text:style-name="T78">Check if </text:span></text:span><text:span text:style-name="Source_20_Text"><text:span text:style-name="T77">the value in </text:span></text:span><text:span text:style-name="Source_20_Text"><text:span text:style-name="T28">d.</text:span></text:span><text:span text:style-name="Source_20_Text"><text:span text:style-name="T25">pc</text:span></text:span><text:span text:style-name="Source_20_Text"><text:span text:style-name="T77"> is a member of the </text:span></text:span><text:span text:style-name="Source_20_Text"><text:span text:style-name="T28">d.</text:span></text:span><text:span text:style-name="Source_20_Text"><text:span text:style-name="T32">bpt</text:span></text:span><text:span text:style-name="Source_20_Text"><text:span text:style-name="T77"> list, </text:span></text:span><text:span text:style-name="Source_20_Text"><text:span text:style-name="T78">if true, </text:span></text:span><text:span text:style-name="Source_20_Text"><text:span text:style-name="T77">return the result string "</text:span></text:span><text:span text:style-name="Source_20_Text"><text:span text:style-name="T109">Breakpoint at </text:span></text:span><text:span text:style-name="Source_20_Text"><text:span text:style-name="T110">&lt;addr&gt;</text:span></text:span><text:span text:style-name="Source_20_Text"><text:span text:style-name="T77">".</text:span></text:span></text:p>
        </text:list-item>
        <text:list-item>
          <text:p text:style-name="P109"><text:span text:style-name="Source_20_Text"><text:span text:style-name="T78">If </text:span></text:span><text:span text:style-name="Source_20_Text"><text:span text:style-name="T28">d.</text:span></text:span><text:span text:style-name="Source_20_Text"><text:span text:style-name="T33">i</text:span></text:span><text:span text:style-name="Source_20_Text"><text:span text:style-name="T25">p</text:span></text:span><text:span text:style-name="Source_20_Text"><text:span text:style-name="T33">s</text:span></text:span><text:span text:style-name="Source_20_Text"><text:span text:style-name="T78"> is non-zero, sleep for 1/</text:span></text:span><text:span text:style-name="Source_20_Text"><text:span text:style-name="T28">d.</text:span></text:span><text:span text:style-name="Source_20_Text"><text:span text:style-name="T33">ips</text:span></text:span><text:span text:style-name="Source_20_Text"><text:span text:style-name="T78"> seconds.</text:span></text:span></text:p>
        </text:list-item>
        <text:list-item>
          <text:p text:style-name="P109"><text:span text:style-name="Source_20_Text"><text:span text:style-name="T78">Fetch the instruction to be executed.</text:span></text:span></text:p>
        </text:list-item>
        <text:list-item>
          <text:p text:style-name="P109"><text:span text:style-name="Source_20_Text"><text:span text:style-name="T78">Increment </text:span></text:span><text:span text:style-name="Source_20_Text"><text:span text:style-name="T28">d.</text:span></text:span><text:span text:style-name="Source_20_Text"><text:span text:style-name="T25">pc</text:span></text:span><text:span text:style-name="Source_20_Text"><text:span text:style-name="T78">.</text:span></text:span></text:p>
        </text:list-item>
        <text:list-item>
          <text:p text:style-name="P109"><text:span text:style-name="Source_20_Text"><text:span text:style-name="T78">Emulate/execute the instruction and update machine state.</text:span></text:span></text:p>
        </text:list-item>
        <text:list-item>
          <text:p text:style-name="P109"><text:span text:style-name="Source_20_Text"><text:span text:style-name="T78">Return the result string from instruction execution.</text:span></text:span></text:p>
        </text:list-item>
      </text:list>
      <text:p text:style-name="P36"><text:span text:style-name="Source_20_Text"><text:span text:style-name="T65">Note:</text:span></text:span><text:span text:style-name="Source_20_Text"><text:span text:style-name="T78"> <text:s/></text:span></text:span><text:span text:style-name="Source_20_Text"><text:span text:style-name="T77">Control-C </text:span></text:span><text:span text:style-name="Source_20_Text"><text:span text:style-name="T79">and signals are not handled by this function. <text:s/>The caller </text:span></text:span><text:span text:style-name="Source_20_Text"><text:span text:style-name="T91">should</text:span></text:span><text:span text:style-name="Source_20_Text"><text:span text:style-name="T79"> catch the corresponding python exception. <text:s/>Refer to function </text:span></text:span><text:span text:style-name="Source_20_Text"><text:span text:style-name="T110">run_virtual_machine</text:span></text:span><text:span text:style-name="Source_20_Text"><text:span text:style-name="T111">()</text:span></text:span><text:span text:style-name="Source_20_Text"><text:span text:style-name="T79"> in </text:span></text:span><text:span text:style-name="Source_20_Text"><text:span text:style-name="T111">sim3080.py</text:span></text:span><text:span text:style-name="Source_20_Text"><text:span text:style-name="T79"> for an example.</text:span></text:span></text:p>
      <text:h text:style-name="P94" text:outline-level="2"><text:bookmark-start text:name="__RefHeading___Toc1146_1303404419"/><text:span text:style-name="Source_20_Text"><text:span text:style-name="T13">Details of Instruction Emulation</text:span></text:span><text:bookmark-end text:name="__RefHeading___Toc1146_1303404419"/></text:h>
      <text:h text:style-name="P102" text:outline-level="3"><text:bookmark-start text:name="__RefHeading___Toc1126_1303404419"/><text:span text:style-name="Source_20_Text"><text:span text:style-name="T123">HLT (Halt) Instruction</text:span></text:span><text:bookmark-end text:name="__RefHeading___Toc1126_1303404419"/></text:h>
      <text:p text:style-name="P117"><text:span text:style-name="Source_20_Text"><text:span text:style-name="T94">This instruction sets </text:span></text:span><text:span text:style-name="Source_20_Text"><text:span text:style-name="T25">d.run</text:span></text:span><text:span text:style-name="Source_20_Text"><text:span text:style-name="T77"> to </text:span></text:span><text:span text:style-name="Source_20_Text"><text:span text:style-name="T25">False</text:span></text:span><text:span text:style-name="Source_20_Text"><text:span text:style-name="T77">. <text:s/></text:span></text:span><text:span text:style-name="Source_20_Text"><text:span text:style-name="T82">The result string is "</text:span></text:span><text:span text:style-name="Source_20_Text"><text:span text:style-name="T113">HALTED at <text:s/>&lt;addr&gt;</text:span></text:span><text:span text:style-name="Source_20_Text"><text:span text:style-name="T94">"</text:span></text:span><text:span text:style-name="Source_20_Text"><text:span text:style-name="T95">.</text:span></text:span></text:p>
      <text:h text:style-name="P105" text:outline-level="3"><text:bookmark-start text:name="__RefHeading___Toc1128_1303404419"/><text:span text:style-name="Source_20_Text"><text:span text:style-name="T123">AND, CLA, CLS, ADD, SUB (Arithmetic/Load) Instructions</text:span></text:span><text:bookmark-end text:name="__RefHeading___Toc1128_1303404419"/></text:h>
      <text:p text:style-name="P117"><text:span text:style-name="Source_20_Text"><text:span text:style-name="T94">The result string displays the new value in the A register "</text:span></text:span><text:span text:style-name="Source_20_Text"><text:span text:style-name="T113">A <text:s text:c="5"/>&lt;- ±&lt;value&gt;</text:span></text:span><text:span text:style-name="Source_20_Text"><text:span text:style-name="T94">"</text:span></text:span><text:span text:style-name="Source_20_Text"><text:span text:style-name="T95">.</text:span></text:span></text:p>
      <text:h text:style-name="P102" text:outline-level="3"><text:bookmark-start text:name="__RefHeading___Toc1130_1303404419"/><text:soft-page-break/><text:span text:style-name="Source_20_Text"><text:span text:style-name="T123">MLT (Multiply) Instruction</text:span></text:span><text:bookmark-end text:name="__RefHeading___Toc1130_1303404419"/></text:h>
      <text:p text:style-name="P117"><text:span text:style-name="Source_20_Text"><text:span text:style-name="T95">Product of the integer in A and the integer memory operand is written to the A and B registers, most significant bits in A. <text:s/></text:span></text:span><text:span text:style-name="Source_20_Text"><text:span text:style-name="T94">The result string displays the new value</text:span></text:span><text:span text:style-name="Source_20_Text"><text:span text:style-name="T102">s</text:span></text:span><text:span text:style-name="Source_20_Text"><text:span text:style-name="T94"> in </text:span></text:span><text:span text:style-name="Source_20_Text"><text:span text:style-name="T95">both of the registers<text:line-break/></text:span></text:span><text:span text:style-name="Source_20_Text"><text:span text:style-name="T94">"</text:span></text:span><text:span text:style-name="Source_20_Text"><text:span text:style-name="T114">AB: </text:span></text:span><text:span text:style-name="Source_20_Text"><text:span text:style-name="T113">±&lt;value&gt; &lt;value&gt;</text:span></text:span><text:span text:style-name="Source_20_Text"><text:span text:style-name="T94">"</text:span></text:span><text:span text:style-name="Source_20_Text"><text:span text:style-name="T95">.</text:span></text:span></text:p>
      <text:h text:style-name="P102" text:outline-level="3"><text:bookmark-start text:name="__RefHeading___Toc1132_1303404419"/><text:span text:style-name="Source_20_Text"><text:span text:style-name="T123">DIV (Divide) Instruction</text:span></text:span><text:bookmark-end text:name="__RefHeading___Toc1132_1303404419"/></text:h>
      <text:p text:style-name="P117"><text:span text:style-name="Source_20_Text"><text:span text:style-name="T95">The integer in A is divided by the memory operand which has a radix point to the left of the most significant bit. <text:s/></text:span></text:span><text:span text:style-name="Source_20_Text"><text:span text:style-name="T96">Alternatively, one can think of this as an integer division </text:span></text:span><text:span text:style-name="Source_20_Text"><text:span text:style-name="T102">of </text:span></text:span><text:span text:style-name="Source_20_Text"><text:span text:style-name="T96"><text:s/></text:span></text:span><text:span text:style-name="Source_20_Text"><text:span text:style-name="T115">( A * 2</text:span></text:span><text:span text:style-name="Source_20_Text"><text:span text:style-name="T126">24</text:span></text:span><text:span text:style-name="Source_20_Text"><text:span text:style-name="T136">) / (&lt;integer_memory_operand&gt;)</text:span></text:span><text:span text:style-name="Source_20_Text"><text:span text:style-name="T127">. <text:s/>The remainder is placed into A and the quotient is placed into B.</text:span></text:span><text:span text:style-name="Source_20_Text"><text:span text:style-name="T128"> </text:span></text:span><text:span text:style-name="Source_20_Text"><text:span text:style-name="T129">The result string displays the new value</text:span></text:span><text:span text:style-name="Source_20_Text"><text:span text:style-name="T135">s</text:span></text:span><text:span text:style-name="Source_20_Text"><text:span text:style-name="T129"> in </text:span></text:span><text:span text:style-name="Source_20_Text"><text:span text:style-name="T128">both of the registers </text:span></text:span><text:span text:style-name="Source_20_Text"><text:span text:style-name="T129">"</text:span></text:span><text:span text:style-name="Source_20_Text"><text:span text:style-name="T137">AB: </text:span></text:span><text:span text:style-name="Source_20_Text"><text:span text:style-name="T138">±&lt;value&gt; &lt;value&gt;</text:span></text:span><text:span text:style-name="Source_20_Text"><text:span text:style-name="T129">"</text:span></text:span><text:span text:style-name="Source_20_Text"><text:span text:style-name="T128">.</text:span></text:span></text:p>
      <text:p text:style-name="P117"><text:span text:style-name="Source_20_Text"><text:span text:style-name="T130">Note:</text:span></text:span><text:span text:style-name="Source_20_Text"><text:span text:style-name="T131"> </text:span></text:span><text:span text:style-name="Source_20_Text"><text:span text:style-name="T132">Division by zero will raise a stop condition without changing the content of A or B. <text:s/>This likely is inaccurate compared to the behavior of a real Digiac-3080. <text:s/>When this occurs, </text:span></text:span><text:span text:style-name="Source_20_Text"><text:span text:style-name="T133">result string </text:span></text:span><text:span text:style-name="Source_20_Text"><text:span text:style-name="T132">is <text:line-break/>"</text:span></text:span><text:span text:style-name="Source_20_Text"><text:span text:style-name="T139">Divide by Zero Stop</text:span></text:span><text:span text:style-name="Source_20_Text"><text:span text:style-name="T132">"</text:span></text:span><text:span text:style-name="Source_20_Text"><text:span text:style-name="T134">.</text:span></text:span></text:p>
      <text:h text:style-name="P103" text:outline-level="3"><text:bookmark-start text:name="__RefHeading___Toc1134_1303404419"/><text:span text:style-name="Source_20_Text"><text:span text:style-name="T124">STA, STB (Store) Instructions</text:span></text:span><text:bookmark-end text:name="__RefHeading___Toc1134_1303404419"/></text:h>
      <text:p text:style-name="P117"><text:span text:style-name="Source_20_Text"><text:span text:style-name="T97">The result string shows what </text:span></text:span><text:span text:style-name="Source_20_Text"><text:span text:style-name="T98">was</text:span></text:span><text:span text:style-name="Source_20_Text"><text:span text:style-name="T97"> written to memory "</text:span></text:span><text:span text:style-name="Source_20_Text"><text:span text:style-name="T116">[&lt;addr&gt;] &lt;- </text:span></text:span><text:span text:style-name="Source_20_Text"><text:span text:style-name="T113">±&lt;value&gt;</text:span></text:span><text:span text:style-name="Source_20_Text"><text:span text:style-name="T97">"</text:span></text:span><text:span text:style-name="Source_20_Text"><text:span text:style-name="T95">.</text:span></text:span></text:p>
      <text:h text:style-name="P104" text:outline-level="3"><text:bookmark-start text:name="__RefHeading___Toc1136_1303404419"/><text:span text:style-name="Source_20_Text"><text:span text:style-name="T124">JMP, BR-, BR+, BRZ (Jump and Branch) Instructions</text:span></text:span><text:bookmark-end text:name="__RefHeading___Toc1136_1303404419"/></text:h>
      <text:p text:style-name="P117"><text:span text:style-name="Source_20_Text"><text:span text:style-name="T97">The result string </text:span></text:span><text:span text:style-name="Source_20_Text"><text:span text:style-name="T99">depends upon whether </text:span></text:span><text:span text:style-name="Source_20_Text"><text:span text:style-name="T100">a</text:span></text:span><text:span text:style-name="Source_20_Text"><text:span text:style-name="T99"> branch was taken. <text:s/>It will be either "</text:span></text:span><text:span text:style-name="Source_20_Text"><text:span text:style-name="T117">no branch</text:span></text:span><text:span text:style-name="Source_20_Text"><text:span text:style-name="T99">", or <text:line-break/></text:span></text:span><text:span text:style-name="Source_20_Text"><text:span text:style-name="T97">"</text:span></text:span><text:span text:style-name="Source_20_Text"><text:span text:style-name="T113">PC <text:s text:c="4"/>&lt;- <text:s text:c="5"/></text:span></text:span><text:span text:style-name="Source_20_Text"><text:span text:style-name="T117">&lt;addr&gt;</text:span></text:span><text:span text:style-name="Source_20_Text"><text:span text:style-name="T97">"</text:span></text:span><text:span text:style-name="Source_20_Text"><text:span text:style-name="T95">.</text:span></text:span></text:p>
      <text:h text:style-name="P104" text:outline-level="3"><text:bookmark-start text:name="__RefHeading___Toc1138_1303404419"/><text:span text:style-name="Source_20_Text"><text:span text:style-name="T124">TA, RT, TI (I/O) Instructions</text:span></text:span><text:bookmark-end text:name="__RefHeading___Toc1138_1303404419"/></text:h>
      <text:p text:style-name="P65"><text:span text:style-name="Source_20_Text"><text:span text:style-name="T101">These instructions transfer words between memory and an external I/O device, starting at the address contained within the instruction.</text:span></text:span><text:span text:style-name="Source_20_Text"><text:span text:style-name="T97"> <text:s/></text:span></text:span><text:span text:style-name="Source_20_Text"><text:span text:style-name="T101">This address is incremented after each word is written to memory. <text:s/>The result string displays the next address that would be written "</text:span></text:span><text:span text:style-name="Source_20_Text"><text:span text:style-name="T118">next addr: <text:s text:c="4"/></text:span></text:span><text:span text:style-name="Source_20_Text"><text:span text:style-name="T119">&lt;addr&gt;</text:span></text:span><text:span text:style-name="Source_20_Text"><text:span text:style-name="T101">".</text:span></text:span></text:p>
      <text:h text:style-name="P103" text:outline-level="3"><text:bookmark-start text:name="__RefHeading___Toc1140_1303404419"/><text:span text:style-name="Source_20_Text"><text:span text:style-name="T124">Not Implemented Instructions</text:span></text:span><text:bookmark-end text:name="__RefHeading___Toc1140_1303404419"/></text:h>
      <text:p text:style-name="P49"><text:span text:style-name="Source_20_Text"><text:span text:style-name="T84">If an unimplemented opcode is encountered, the result string displays the bad instruction and its address "</text:span></text:span><text:span text:style-name="Source_20_Text"><text:span text:style-name="T112">Invalid or Unknown OPCODE &lt;instruction_word&gt; at &lt;addr&gt;</text:span></text:span><text:span text:style-name="Source_20_Text"><text:span text:style-name="T84">".</text:span></text:span></text:p>
      <text:p text:style-name="P49"><text:span text:style-name="Source_20_Text"><text:span text:style-name="T68">A</text:span></text:span><text:span text:style-name="Source_20_Text"><text:span text:style-name="T82">t the time of </text:span></text:span><text:span text:style-name="Source_20_Text"><text:span text:style-name="T68">this writing, t</text:span></text:span><text:span text:style-name="Source_20_Text"><text:span text:style-name="T83">hese instructions have not been implemented:</text:span></text:span><text:span text:style-name="Source_20_Text"><text:span text:style-name="T67"><text:line-break/><text:tab/></text:span></text:span><text:span text:style-name="Source_20_Text"><text:span text:style-name="T66">50</text:span></text:span><text:span text:style-name="Source_20_Text"><text:span text:style-name="T125">8</text:span></text:span><text:span text:style-name="Source_20_Text"><text:span text:style-name="T66"> Type Octal,<text:tab/>62</text:span></text:span><text:span text:style-name="Source_20_Text"><text:span text:style-name="T125">8</text:span></text:span><text:span text:style-name="Source_20_Text"><text:span text:style-name="T66"> Read Card,<text:tab/>64</text:span></text:span><text:span text:style-name="Source_20_Text"><text:span text:style-name="T125">8</text:span></text:span><text:span text:style-name="Source_20_Text"><text:span text:style-name="T66"> Punch Tape</text:span></text:span><text:span text:style-name="Source_20_Text"><text:span text:style-name="T81">.</text:span></text:span></text:p>
      <text:p text:style-name="P38"><text:span text:style-name="Source_20_Text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BM Plex Mono Medium1" svg:font-family="'IBM Plex Mono Medium'" style:font-pitch="fixed"/>
    <style:font-face style:name="IBM Plex Mono Medium" svg:font-family="'IBM Plex Mono Medium'" style:font-adornments="Medium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af45d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5T11:47:12.251197733</meta:creation-date>
    <dc:date>2020-04-17T15:50:52.707248093</dc:date>
    <meta:editing-duration>PT1H48M47S</meta:editing-duration>
    <meta:editing-cycles>20</meta:editing-cycles>
    <meta:generator>LibreOffice/6.3.5.2$Linux_X86_64 LibreOffice_project/30$Build-2</meta:generator>
    <meta:document-statistic meta:table-count="0" meta:image-count="0" meta:object-count="0" meta:page-count="12" meta:paragraph-count="258" meta:word-count="3081" meta:character-count="18639" meta:non-whitespace-character-count="15549"/>
  </office:meta>
</office:document-meta>
</file>